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AF00000212747F7136.png" manifest:media-type="image/png"/>
  <manifest:file-entry manifest:full-path="Pictures/100073ED00009698000054AB285A8DC6.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0.458cm" fo:min-width="0.208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solid" draw:fill-color="#ffff99" draw:auto-grow-height="true" draw:auto-grow-width="false" fo:max-height="0cm" fo:min-height="0.712cm"/>
    </style:style>
    <style:style style:name="gr5" style:family="graphic" style:parent-style-name="standard">
      <style:graphic-properties draw:stroke="none" svg:stroke-color="#000000" draw:fill="solid" draw:fill-color="#dddddd" draw:auto-grow-height="true" draw:auto-grow-width="false" fo:max-height="0cm" fo:min-height="0.712cm"/>
    </style:style>
    <style:style style:name="gr6" style:family="graphic" style:parent-style-name="standard">
      <style:graphic-properties draw:stroke="none" svg:stroke-color="#000000" draw:fill="none" draw:fill-color="#ffffff" draw:auto-grow-height="true" draw:auto-grow-width="false" fo:max-height="0cm" fo:min-height="3.484cm"/>
    </style:style>
    <style:style style:name="gr7" style:family="graphic" style:parent-style-name="standard">
      <style:graphic-properties draw:stroke="none" svg:stroke-color="#000000" draw:fill="solid" draw:fill-color="#000000" draw:auto-grow-height="true" draw:auto-grow-width="false" fo:max-height="0cm" fo:min-height="9.244cm"/>
    </style:style>
    <style:style style:name="pr1" style:family="presentation" style:parent-style-name="Vintage-title">
      <style:graphic-properties draw:auto-grow-height="true" fo:min-height="3.067cm"/>
    </style:style>
    <style:style style:name="pr2" style:family="presentation" style:parent-style-name="Vintage-subtitle">
      <style:graphic-properties draw:fill-color="#ffffff" draw:auto-grow-height="true" fo:min-height="12.179cm"/>
    </style:style>
    <style:style style:name="pr3" style:family="presentation" style:parent-style-name="Vintage-notes">
      <style:graphic-properties draw:fill-color="#ffffff" draw:auto-grow-height="true" fo:min-height="14cm"/>
    </style:style>
    <style:style style:name="pr4" style:family="presentation" style:parent-style-name="Vintage-title">
      <style:graphic-properties fo:min-height="3.067cm"/>
    </style:style>
    <style:style style:name="pr5" style:family="presentation" style:parent-style-name="Vintage-outline1">
      <style:graphic-properties fo:min-height="11.929cm"/>
    </style:style>
    <style:style style:name="pr6" style:family="presentation" style:parent-style-name="Vintage-notes">
      <style:graphic-properties draw:fill-color="#ffffff" fo:min-height="14cm"/>
    </style:style>
    <style:style style:name="pr7" style:family="presentation" style:parent-style-name="Vintage-subtitle">
      <style:graphic-properties draw:fill-color="#ffffff" fo:min-height="12.179cm"/>
    </style:style>
    <style:style style:name="pr8" style:family="presentation" style:parent-style-name="Vintage-title">
      <style:graphic-properties fo:min-height="3.117cm"/>
    </style:style>
    <style:style style:name="P1" style:family="paragraph">
      <loext:graphic-properties draw:fill-color="#ffffff"/>
    </style:style>
    <style:style style:name="P2" style:family="paragraph">
      <style:paragraph-properties fo:margin-left="0cm" fo:margin-right="0cm" fo:text-indent="0cm"/>
    </style:style>
    <style:style style:name="P3" style:family="paragraph">
      <loext:graphic-properties draw:fill-color="#ffffff"/>
      <style:paragraph-properties fo:margin-left="0cm" fo:margin-right="0cm" fo:text-indent="0cm"/>
    </style:style>
    <style:style style:name="P4" style:family="paragraph">
      <loext:graphic-properties draw:fill-color="#ffffff"/>
      <style:text-properties style:font-size-asian="32pt"/>
    </style:style>
    <style:style style:name="P5" style:family="paragraph">
      <loext:graphic-properties draw:fill-color="#ffffff"/>
      <style:text-properties style:font-size-asian="29.3999996185303pt"/>
    </style:style>
    <style:style style:name="P6" style:family="paragraph">
      <loext:graphic-properties draw:fill-color="#ffffff"/>
      <style:paragraph-properties fo:margin-left="0cm" fo:margin-right="0cm" fo:text-indent="0cm"/>
      <style:text-properties style:font-size-asian="32pt"/>
    </style:style>
    <style:style style:name="P7" style:family="paragraph">
      <style:paragraph-properties fo:text-align="center"/>
    </style:style>
    <style:style style:name="P8" style:family="paragraph">
      <loext:graphic-properties draw:fill="none"/>
      <style:paragraph-properties fo:text-align="center"/>
    </style:style>
    <style:style style:name="P9" style:family="paragraph">
      <loext:graphic-properties draw:fill="solid" draw:fill-color="#ffff99"/>
      <style:paragraph-properties fo:text-align="center"/>
      <style:text-properties fo:font-size="18pt"/>
    </style:style>
    <style:style style:name="P10" style:family="paragraph">
      <loext:graphic-properties draw:fill="solid" draw:fill-color="#dddddd"/>
    </style:style>
    <style:style style:name="P11" style:family="paragraph">
      <loext:graphic-properties draw:fill="solid" draw:fill-color="#ffff99"/>
      <style:paragraph-properties fo:text-align="center"/>
    </style:style>
    <style:style style:name="P12" style:family="paragraph">
      <loext:graphic-properties draw:fill="solid" draw:fill-color="#dddddd"/>
      <style:paragraph-properties fo:text-align="center"/>
    </style:style>
    <style:style style:name="P13" style:family="paragraph">
      <loext:graphic-properties draw:fill="solid" draw:fill-color="#dddddd"/>
      <style:paragraph-properties fo:text-align="center"/>
      <style:text-properties fo:font-size="18pt"/>
    </style:style>
    <style:style style:name="P14" style:family="paragraph">
      <loext:graphic-properties draw:fill-color="#ffffff"/>
      <style:text-properties fo:font-size="32pt"/>
    </style:style>
    <style:style style:name="P15" style:family="paragraph">
      <loext:graphic-properties draw:fill="none" draw:fill-color="#ffffff"/>
    </style:style>
    <style:style style:name="P16" style:family="paragraph">
      <loext:graphic-properties draw:fill="solid" draw:fill-color="#000000"/>
    </style:style>
    <style:style style:name="T1" style:family="text">
      <style:text-properties style:font-size-asian="32pt"/>
    </style:style>
    <style:style style:name="T2" style:family="text">
      <style:text-properties fo:font-size="18pt"/>
    </style:style>
    <style:style style:name="T3" style:family="text">
      <style:text-properties fo:font-size="22pt" style:font-size-asian="22pt" style:font-size-complex="22pt"/>
    </style:style>
    <style:style style:name="T4" style:family="text">
      <style:text-properties fo:font-size="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Vintage" presentation:presentation-page-layout-name="AL1T0">
        <office:forms form:automatic-focus="false" form:apply-design-mode="false"/>
        <draw:frame presentation:style-name="pr1" draw:layer="layout" svg:width="22.5cm" svg:height="3.067cm" svg:x="1.4cm" svg:y="0.8cm" presentation:class="title" presentation:user-transformed="true">
          <draw:text-box>
            <text:p>Git 勉強会</text:p>
          </draw:text-box>
        </draw:frame>
        <draw:frame presentation:style-name="pr2" draw:text-style-name="P1" draw:layer="layout" svg:width="25.2cm" svg:height="12.179cm" svg:x="1.4cm" svg:y="5.066cm" presentation:class="subtitle" presentation:user-transformed="true">
          <draw:text-box>
            <text:p>Git<text:line-break/>トピックブランチ</text:p>
            <text:p>と</text:p>
            <text:p>歴史の改ざん</text:p>
            <text:p/>
            <text:p/>
            <text:p/>
            <text:p>2015/7/25</text:p>
          </draw:text-box>
        </draw:frame>
        <presentation:notes draw:style-name="dp2">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Vintage" presentation:presentation-page-layout-name="AL2T1">
        <office:forms form:automatic-focus="false" form:apply-design-mode="false"/>
        <draw:frame presentation:style-name="pr4" draw:layer="layout" svg:width="22.5cm" svg:height="3.067cm" svg:x="1.4cm" svg:y="0.8cm" presentation:class="title">
          <draw:text-box>
            <text:p>自己紹介<text:tab/></text:p>
          </draw:text-box>
        </draw:frame>
        <draw:frame presentation:style-name="pr5" draw:layer="layout" svg:width="25.2cm" svg:height="12.179cm" svg:x="1.4cm" svg:y="5.066cm" presentation:class="outline" presentation:user-transformed="true">
          <draw:text-box>
            <text:list text:style-name="L2">
              <text:list-item>
                <text:p>氏名: 政倉 智</text:p>
              </text:list-item>
              <text:list-item>
                <text:p>所属: codeArts 株式会社</text:p>
              </text:list-item>
              <text:list-item>
                <text:p>所属: html5j 鹿児島代表</text:p>
              </text:list-item>
              <text:list-item>
                <text:p>バイク買いました、まだきてませんが</text:p>
              </text:list-item>
            </text:list>
          </draw:text-box>
        </draw:frame>
        <presentation:notes draw:style-name="dp2">
          <draw:page-thumbnail draw:style-name="gr1" draw:layer="layout" svg:width="17cm" svg:height="9.56cm" svg:x="2cm" svg:y="2.5cm" draw:page-number="2" presentation:class="page"/>
          <draw:frame presentation:style-name="pr6" draw:text-style-name="P1" draw:layer="layout" svg:width="17cm" svg:height="14cm" svg:x="2cm" svg:y="13cm" presentation:class="notes" presentation:placeholder="true">
            <draw:text-box/>
          </draw:frame>
        </presentation:notes>
      </draw:page>
      <draw:page draw:name="page3" draw:style-name="dp1" draw:master-page-name="Vintage" presentation:presentation-page-layout-name="AL2T1">
        <office:forms form:automatic-focus="false" form:apply-design-mode="false"/>
        <draw:frame presentation:style-name="pr4" draw:layer="layout" svg:width="22.5cm" svg:height="3.067cm" svg:x="1.4cm" svg:y="0.8cm" presentation:class="title">
          <draw:text-box>
            <text:p>アジェンダ</text:p>
          </draw:text-box>
        </draw:frame>
        <draw:frame presentation:style-name="pr5" draw:layer="layout" svg:width="25.2cm" svg:height="12.179cm" svg:x="1.4cm" svg:y="5.066cm" presentation:class="outline">
          <draw:text-box>
            <text:list text:style-name="L2">
              <text:list-item>
                <text:p>Git をより便利に使うためのノウハウ</text:p>
                <text:list>
                  <text:list-item>
                    <text:p>トピックブランチを使おう!</text:p>
                  </text:list-item>
                  <text:list-item>
                    <text:p>歴史を改ざんしよう!</text:p>
                  </text:list-item>
                </text:list>
              </text:list-item>
            </text:list>
          </draw:text-box>
        </draw:frame>
        <presentation:notes draw:style-name="dp2">
          <draw:page-thumbnail draw:style-name="gr1" draw:layer="layout" svg:width="17cm" svg:height="9.56cm" svg:x="2cm" svg:y="2.5cm" draw:page-number="3" presentation:class="page"/>
          <draw:frame presentation:style-name="pr6" draw:text-style-name="P1" draw:layer="layout" svg:width="17cm" svg:height="14cm" svg:x="2cm" svg:y="13cm" presentation:class="notes" presentation:placeholder="true">
            <draw:text-box/>
          </draw:frame>
        </presentation:notes>
      </draw:page>
      <draw:page draw:name="page4" draw:style-name="dp1" draw:master-page-name="Vintage" presentation:presentation-page-layout-name="AL1T0">
        <office:forms form:automatic-focus="false" form:apply-design-mode="false"/>
        <draw:frame presentation:style-name="pr2" draw:text-style-name="P1" draw:layer="layout" svg:width="25.2cm" svg:height="12.179cm" svg:x="1.4cm" svg:y="5.066cm" presentation:class="subtitle">
          <draw:text-box>
            <text:p>突然ですが、みなさん、</text:p>
            <text:p>こんな経験はないですか?</text:p>
          </draw:text-box>
        </draw:frame>
        <draw:frame presentation:style-name="pr4" draw:layer="layout" svg:width="22.5cm" svg:height="3.067cm" svg:x="1.4cm" svg:y="0.8cm" presentation:class="title" presentation:placeholder="true">
          <draw:text-box/>
        </draw:frame>
        <presentation:notes draw:style-name="dp2">
          <draw:page-thumbnail draw:style-name="gr1" draw:layer="layout" svg:width="17cm" svg:height="9.56cm" svg:x="2cm" svg:y="2.5cm" draw:page-number="4" presentation:class="page"/>
          <draw:frame presentation:style-name="pr6" draw:text-style-name="P1" draw:layer="layout" svg:width="17cm" svg:height="14cm" svg:x="2cm" svg:y="13cm" presentation:class="notes" presentation:placeholder="true">
            <draw:text-box/>
          </draw:frame>
        </presentation:notes>
      </draw:page>
      <draw:page draw:name="page5" draw:style-name="dp1" draw:master-page-name="Vintage" presentation:presentation-page-layout-name="AL1T0">
        <office:forms form:automatic-focus="false" form:apply-design-mode="false"/>
        <draw:frame presentation:style-name="pr2" draw:text-style-name="P3" draw:layer="layout" svg:width="25.2cm" svg:height="12.179cm" svg:x="1.4cm" svg:y="5.066cm" presentation:class="subtitle">
          <draw:text-box>
            <text:p text:style-name="P2">顧客「ホームページを今すぐ修正して欲しい!」</text:p>
            <text:p text:style-name="P2">顧客「製品不具合の情報掲載して!」</text:p>
          </draw:text-box>
        </draw:frame>
        <draw:frame presentation:style-name="pr4" draw:layer="layout" svg:width="22.5cm" svg:height="3.067cm" svg:x="1.4cm" svg:y="0.8cm" presentation:class="title" presentation:placeholder="true">
          <draw:text-box/>
        </draw:frame>
        <presentation:notes draw:style-name="dp2">
          <draw:page-thumbnail draw:style-name="gr1" draw:layer="layout" svg:width="17cm" svg:height="9.56cm" svg:x="2cm" svg:y="2.5cm" draw:page-number="5" presentation:class="page"/>
          <draw:frame presentation:style-name="pr6" draw:text-style-name="P1" draw:layer="layout" svg:width="17cm" svg:height="14cm" svg:x="2cm" svg:y="13cm" presentation:class="notes" presentation:placeholder="true">
            <draw:text-box/>
          </draw:frame>
        </presentation:notes>
      </draw:page>
      <draw:page draw:name="page6" draw:style-name="dp1" draw:master-page-name="Vintage" presentation:presentation-page-layout-name="AL1T0">
        <office:forms form:automatic-focus="false" form:apply-design-mode="false"/>
        <draw:frame presentation:style-name="pr4" draw:layer="layout" svg:width="22.5cm" svg:height="3.067cm" svg:x="1.4cm" svg:y="0.8cm" presentation:class="title" presentation:placeholder="true">
          <draw:text-box/>
        </draw:frame>
        <draw:frame presentation:style-name="pr7" draw:text-style-name="P1" draw:layer="layout" svg:width="25.2cm" svg:height="12.179cm" svg:x="1.4cm" svg:y="5.066cm" presentation:class="subtitle">
          <draw:text-box>
            <text:p>自分</text:p>
            <text:p>「わかりました!」</text:p>
          </draw:text-box>
        </draw:frame>
        <presentation:notes draw:style-name="dp2">
          <draw:page-thumbnail draw:style-name="gr1" draw:layer="layout" svg:width="17cm" svg:height="9.56cm" svg:x="2cm" svg:y="2.5cm" draw:page-number="6" presentation:class="page"/>
          <draw:frame presentation:style-name="pr6" draw:text-style-name="P1" draw:layer="layout" svg:width="17cm" svg:height="14cm" svg:x="2cm" svg:y="13cm" presentation:class="notes" presentation:placeholder="true">
            <draw:text-box/>
          </draw:frame>
        </presentation:notes>
      </draw:page>
      <draw:page draw:name="page7" draw:style-name="dp1" draw:master-page-name="Vintage" presentation:presentation-page-layout-name="AL1T0">
        <office:forms form:automatic-focus="false" form:apply-design-mode="false"/>
        <draw:frame presentation:style-name="pr4" draw:layer="layout" svg:width="22.5cm" svg:height="3.067cm" svg:x="1.4cm" svg:y="0.8cm" presentation:class="title" presentation:placeholder="true">
          <draw:text-box/>
        </draw:frame>
        <draw:frame presentation:style-name="pr7" draw:text-style-name="P4" draw:layer="layout" svg:width="25.2cm" svg:height="12.179cm" svg:x="1.4cm" svg:y="5.066cm" presentation:class="subtitle">
          <draw:text-box>
            <text:p><text:span text:style-name="T1">自分</text:span></text:p>
            <text:p><text:span text:style-name="T1">「</text:span><text:span text:style-name="T1">(</text:span><text:span text:style-name="T1">以前依頼があった、</text:span></text:p>
            <text:p><text:span text:style-name="T1">大規模なデザイン改修がまだ終わってないよ</text:span><text:span text:style-name="T1">...)</text:span><text:span text:style-name="T1">」</text:span></text:p>
          </draw:text-box>
        </draw:frame>
        <presentation:notes draw:style-name="dp2">
          <draw:page-thumbnail draw:style-name="gr1" draw:layer="layout" svg:width="17cm" svg:height="9.56cm" svg:x="2cm" svg:y="2.5cm" draw:page-number="7" presentation:class="page"/>
          <draw:frame presentation:style-name="pr6" draw:text-style-name="P5" draw:layer="layout" svg:width="17cm" svg:height="14cm" svg:x="2cm" svg:y="13cm" presentation:class="notes" presentation:placeholder="true">
            <draw:text-box/>
          </draw:frame>
        </presentation:notes>
      </draw:page>
      <draw:page draw:name="page8" draw:style-name="dp1" draw:master-page-name="Vintage" presentation:presentation-page-layout-name="AL1T0">
        <office:forms form:automatic-focus="false" form:apply-design-mode="false"/>
        <draw:frame presentation:style-name="pr4" draw:layer="layout" svg:width="22.5cm" svg:height="3.067cm" svg:x="1.4cm" svg:y="0.8cm" presentation:class="title" presentation:placeholder="true">
          <draw:text-box/>
        </draw:frame>
        <draw:frame presentation:style-name="pr7" draw:text-style-name="P1" draw:layer="layout" svg:width="25.2cm" svg:height="12.179cm" svg:x="1.4cm" svg:y="5.066cm" presentation:class="subtitle">
          <draw:text-box>
            <text:p>自分</text:p>
            <text:p>「(割り込みの作業は面倒だなあ...)｣</text:p>
          </draw:text-box>
        </draw:frame>
        <presentation:notes draw:style-name="dp2">
          <draw:page-thumbnail draw:style-name="gr1" draw:layer="layout" svg:width="17cm" svg:height="9.56cm" svg:x="2cm" svg:y="2.5cm" draw:page-number="8" presentation:class="page"/>
          <draw:frame presentation:style-name="pr6" draw:text-style-name="P1" draw:layer="layout" svg:width="17cm" svg:height="14cm" svg:x="2cm" svg:y="13cm" presentation:class="notes" presentation:placeholder="true">
            <draw:text-box/>
          </draw:frame>
        </presentation:notes>
      </draw:page>
      <draw:page draw:name="page9" draw:style-name="dp1" draw:master-page-name="Vintage" presentation:presentation-page-layout-name="AL1T0">
        <office:forms form:automatic-focus="false" form:apply-design-mode="false"/>
        <draw:frame presentation:style-name="pr4" draw:layer="layout" svg:width="22.5cm" svg:height="3.067cm" svg:x="1.4cm" svg:y="0.8cm" presentation:class="title" presentation:placeholder="true">
          <draw:text-box/>
        </draw:frame>
        <draw:frame presentation:style-name="pr7" draw:text-style-name="P4" draw:layer="layout" svg:width="25.2cm" svg:height="12.179cm" svg:x="1.4cm" svg:y="5.066cm" presentation:class="subtitle">
          <draw:text-box>
            <text:p><text:span text:style-name="T1">自分</text:span></text:p>
            <text:p><text:span text:style-name="T1">「</text:span><text:span text:style-name="T1">(</text:span><text:span text:style-name="T1">修整中だから元に戻せないし</text:span><text:span text:style-name="T1">...)</text:span><text:span text:style-name="T1">｣</text:span></text:p>
          </draw:text-box>
        </draw:frame>
        <presentation:notes draw:style-name="dp2">
          <draw:page-thumbnail draw:style-name="gr1" draw:layer="layout" svg:width="17cm" svg:height="9.56cm" svg:x="2cm" svg:y="2.5cm" draw:page-number="9" presentation:class="page"/>
          <draw:frame presentation:style-name="pr6" draw:text-style-name="P5" draw:layer="layout" svg:width="17cm" svg:height="14cm" svg:x="2cm" svg:y="13cm" presentation:class="notes" presentation:placeholder="true">
            <draw:text-box/>
          </draw:frame>
        </presentation:notes>
      </draw:page>
      <draw:page draw:name="page10" draw:style-name="dp1" draw:master-page-name="Vintage" presentation:presentation-page-layout-name="AL1T0">
        <office:forms form:automatic-focus="false" form:apply-design-mode="false"/>
        <draw:frame presentation:style-name="pr4" draw:layer="layout" svg:width="22.5cm" svg:height="3.067cm" svg:x="1.4cm" svg:y="0.8cm" presentation:class="title" presentation:placeholder="true">
          <draw:text-box/>
        </draw:frame>
        <draw:frame presentation:style-name="pr7" draw:text-style-name="P1" draw:layer="layout" svg:width="25.2cm" svg:height="12.179cm" svg:x="1.4cm" svg:y="5.066cm" presentation:class="subtitle">
          <draw:text-box>
            <text:p>自分</text:p>
            <text:p>「(そうだ! サーバーのデータを直接書き換えよう!)」</text:p>
          </draw:text-box>
        </draw:frame>
        <presentation:notes draw:style-name="dp2">
          <draw:page-thumbnail draw:style-name="gr1" draw:layer="layout" svg:width="17cm" svg:height="9.56cm" svg:x="2cm" svg:y="2.5cm" draw:page-number="10" presentation:class="page"/>
          <draw:frame presentation:style-name="pr6" draw:text-style-name="P1" draw:layer="layout" svg:width="17cm" svg:height="14cm" svg:x="2cm" svg:y="13cm" presentation:class="notes" presentation:placeholder="true">
            <draw:text-box/>
          </draw:frame>
        </presentation:notes>
      </draw:page>
      <draw:page draw:name="page11" draw:style-name="dp1" draw:master-page-name="Vintage" presentation:presentation-page-layout-name="AL1T0">
        <office:forms form:automatic-focus="false" form:apply-design-mode="false"/>
        <draw:frame presentation:style-name="pr4" draw:layer="layout" svg:width="22.5cm" svg:height="3.067cm" svg:x="1.4cm" svg:y="0.8cm" presentation:class="title" presentation:placeholder="true">
          <draw:text-box/>
        </draw:frame>
        <draw:frame presentation:style-name="pr7" draw:text-style-name="P4" draw:layer="layout" svg:width="25.2cm" svg:height="12.179cm" svg:x="1.4cm" svg:y="5.066cm" presentation:class="subtitle">
          <draw:text-box>
            <text:p><text:span text:style-name="T1">自分「終わりました</text:span><text:span text:style-name="T1">!</text:span><text:span text:style-name="T1">」</text:span></text:p>
          </draw:text-box>
        </draw:frame>
        <presentation:notes draw:style-name="dp2">
          <draw:page-thumbnail draw:style-name="gr1" draw:layer="layout" svg:width="17cm" svg:height="9.56cm" svg:x="2cm" svg:y="2.5cm" draw:page-number="11" presentation:class="page"/>
          <draw:frame presentation:style-name="pr6" draw:text-style-name="P5" draw:layer="layout" svg:width="17cm" svg:height="14cm" svg:x="2cm" svg:y="13cm" presentation:class="notes" presentation:placeholder="true">
            <draw:text-box/>
          </draw:frame>
        </presentation:notes>
      </draw:page>
      <draw:page draw:name="page12" draw:style-name="dp1" draw:master-page-name="Vintage" presentation:presentation-page-layout-name="AL1T0">
        <office:forms form:automatic-focus="false" form:apply-design-mode="false"/>
        <draw:frame presentation:style-name="pr2" draw:text-style-name="P6" draw:layer="layout" svg:width="25.2cm" svg:height="12.179cm" svg:x="1.4cm" svg:y="5.066cm" presentation:class="subtitle">
          <draw:text-box>
            <text:p text:style-name="P2"><text:span text:style-name="T1">顧客「</text:span><text:span text:style-name="T1">OK</text:span><text:span text:style-name="T1">です</text:span><text:span text:style-name="T1">! </text:span><text:span text:style-name="T1">ありがとう</text:span><text:span text:style-name="T1">!</text:span><text:span text:style-name="T1">」</text:span></text:p>
          </draw:text-box>
        </draw:frame>
        <draw:frame presentation:style-name="pr4" draw:layer="layout" svg:width="22.5cm" svg:height="3.067cm" svg:x="1.4cm" svg:y="0.8cm" presentation:class="title" presentation:placeholder="true">
          <draw:text-box/>
        </draw:frame>
        <presentation:notes draw:style-name="dp2">
          <draw:page-thumbnail draw:style-name="gr1" draw:layer="layout" svg:width="17cm" svg:height="9.56cm" svg:x="2cm" svg:y="2.5cm" draw:page-number="12" presentation:class="page"/>
          <draw:frame presentation:style-name="pr6" draw:text-style-name="P5" draw:layer="layout" svg:width="17cm" svg:height="14cm" svg:x="2cm" svg:y="13cm" presentation:class="notes" presentation:placeholder="true">
            <draw:text-box/>
          </draw:frame>
        </presentation:notes>
      </draw:page>
      <draw:page draw:name="page13" draw:style-name="dp1" draw:master-page-name="Vintage" presentation:presentation-page-layout-name="AL1T0">
        <office:forms form:automatic-focus="false" form:apply-design-mode="false"/>
        <draw:frame presentation:style-name="pr4" draw:layer="layout" svg:width="22.5cm" svg:height="3.067cm" svg:x="1.4cm" svg:y="0.8cm" presentation:class="title" presentation:placeholder="true">
          <draw:text-box/>
        </draw:frame>
        <draw:frame presentation:style-name="pr7" draw:text-style-name="P4" draw:layer="layout" svg:width="25.2cm" svg:height="12.179cm" svg:x="1.4cm" svg:y="5.066cm" presentation:class="subtitle">
          <draw:text-box>
            <text:p><text:span text:style-name="T1">自分</text:span></text:p>
            <text:p><text:span text:style-name="T1">「</text:span><text:span text:style-name="T1">(</text:span><text:span text:style-name="T1">デザイン改修に戻るか</text:span><text:span text:style-name="T1">...)</text:span><text:span text:style-name="T1">」</text:span></text:p>
          </draw:text-box>
        </draw:frame>
        <presentation:notes draw:style-name="dp2">
          <draw:page-thumbnail draw:style-name="gr1" draw:layer="layout" svg:width="17cm" svg:height="9.56cm" svg:x="2cm" svg:y="2.5cm" draw:page-number="13" presentation:class="page"/>
          <draw:frame presentation:style-name="pr6" draw:text-style-name="P5" draw:layer="layout" svg:width="17cm" svg:height="14cm" svg:x="2cm" svg:y="13cm" presentation:class="notes" presentation:placeholder="true">
            <draw:text-box/>
          </draw:frame>
        </presentation:notes>
      </draw:page>
      <draw:page draw:name="page14" draw:style-name="dp1" draw:master-page-name="Vintage" presentation:presentation-page-layout-name="AL1T0">
        <office:forms form:automatic-focus="false" form:apply-design-mode="false"/>
        <draw:frame presentation:style-name="pr4" draw:layer="layout" svg:width="22.5cm" svg:height="3.067cm" svg:x="1.4cm" svg:y="0.8cm" presentation:class="title" presentation:placeholder="true">
          <draw:text-box/>
        </draw:frame>
        <draw:frame presentation:style-name="pr7" draw:text-style-name="P4" draw:layer="layout" svg:width="25.2cm" svg:height="12.179cm" svg:x="1.4cm" svg:y="5.066cm" presentation:class="subtitle">
          <draw:text-box>
            <text:p><text:span text:style-name="T1">自分</text:span></text:p>
            <text:p><text:span text:style-name="T1">「</text:span><text:span text:style-name="T1">(</text:span><text:span text:style-name="T1">終わった</text:span><text:span text:style-name="T1">! </text:span><text:span text:style-name="T1">疲れたー</text:span><text:span text:style-name="T1">!)</text:span><text:span text:style-name="T1">」</text:span></text:p>
          </draw:text-box>
        </draw:frame>
        <presentation:notes draw:style-name="dp2">
          <draw:page-thumbnail draw:style-name="gr1" draw:layer="layout" svg:width="17cm" svg:height="9.56cm" svg:x="2cm" svg:y="2.5cm" draw:page-number="14" presentation:class="page"/>
          <draw:frame presentation:style-name="pr6" draw:text-style-name="P5" draw:layer="layout" svg:width="17cm" svg:height="14cm" svg:x="2cm" svg:y="13cm" presentation:class="notes" presentation:placeholder="true">
            <draw:text-box/>
          </draw:frame>
        </presentation:notes>
      </draw:page>
      <draw:page draw:name="page15" draw:style-name="dp1" draw:master-page-name="Vintage" presentation:presentation-page-layout-name="AL1T0">
        <office:forms form:automatic-focus="false" form:apply-design-mode="false"/>
        <draw:frame presentation:style-name="pr4" draw:layer="layout" svg:width="22.5cm" svg:height="3.067cm" svg:x="1.4cm" svg:y="0.8cm" presentation:class="title" presentation:placeholder="true">
          <draw:text-box/>
        </draw:frame>
        <draw:frame presentation:style-name="pr7" draw:text-style-name="P4" draw:layer="layout" svg:width="25.2cm" svg:height="12.179cm" svg:x="1.4cm" svg:y="5.066cm" presentation:class="subtitle">
          <draw:text-box>
            <text:p><text:span text:style-name="T1">自分</text:span></text:p>
            <text:p><text:span text:style-name="T1">「</text:span><text:span text:style-name="T1">(</text:span><text:span text:style-name="T1">サーバーへアップロードっと</text:span><text:span text:style-name="T1">...)</text:span><text:span text:style-name="T1">」</text:span></text:p>
          </draw:text-box>
        </draw:frame>
        <presentation:notes draw:style-name="dp2">
          <draw:page-thumbnail draw:style-name="gr1" draw:layer="layout" svg:width="17cm" svg:height="9.56cm" svg:x="2cm" svg:y="2.5cm" draw:page-number="15" presentation:class="page"/>
          <draw:frame presentation:style-name="pr6" draw:text-style-name="P5" draw:layer="layout" svg:width="17cm" svg:height="14cm" svg:x="2cm" svg:y="13cm" presentation:class="notes" presentation:placeholder="true">
            <draw:text-box/>
          </draw:frame>
        </presentation:notes>
      </draw:page>
      <draw:page draw:name="page16" draw:style-name="dp1" draw:master-page-name="Vintage" presentation:presentation-page-layout-name="AL1T0">
        <office:forms form:automatic-focus="false" form:apply-design-mode="false"/>
        <draw:frame presentation:style-name="pr4" draw:layer="layout" svg:width="22.5cm" svg:height="3.067cm" svg:x="1.4cm" svg:y="0.8cm" presentation:class="title" presentation:placeholder="true">
          <draw:text-box/>
        </draw:frame>
        <draw:frame presentation:style-name="pr7" draw:text-style-name="P4" draw:layer="layout" svg:width="25.2cm" svg:height="12.179cm" svg:x="1.4cm" svg:y="5.066cm" presentation:class="subtitle">
          <draw:text-box>
            <text:p><text:span text:style-name="T1">自分「デザイン改修も終わりました</text:span><text:span text:style-name="T1">!</text:span><text:span text:style-name="T1">」</text:span></text:p>
          </draw:text-box>
        </draw:frame>
        <presentation:notes draw:style-name="dp2">
          <draw:page-thumbnail draw:style-name="gr1" draw:layer="layout" svg:width="17cm" svg:height="9.56cm" svg:x="2cm" svg:y="2.5cm" draw:page-number="16" presentation:class="page"/>
          <draw:frame presentation:style-name="pr6" draw:text-style-name="P5" draw:layer="layout" svg:width="17cm" svg:height="14cm" svg:x="2cm" svg:y="13cm" presentation:class="notes" presentation:placeholder="true">
            <draw:text-box/>
          </draw:frame>
        </presentation:notes>
      </draw:page>
      <draw:page draw:name="page17" draw:style-name="dp1" draw:master-page-name="Vintage" presentation:presentation-page-layout-name="AL1T0">
        <office:forms form:automatic-focus="false" form:apply-design-mode="false"/>
        <draw:frame presentation:style-name="pr4" draw:layer="layout" svg:width="22.5cm" svg:height="3.067cm" svg:x="1.4cm" svg:y="0.8cm" presentation:class="title" presentation:placeholder="true">
          <draw:text-box/>
        </draw:frame>
        <draw:frame presentation:style-name="pr7" draw:text-style-name="P4" draw:layer="layout" svg:width="25.2cm" svg:height="12.179cm" svg:x="1.4cm" svg:y="5.066cm" presentation:class="subtitle">
          <draw:text-box>
            <text:p><text:span text:style-name="T1">顧客「</text:span><text:span text:style-name="T1">OK</text:span><text:span text:style-name="T1">です</text:span><text:span text:style-name="T1">! </text:span><text:span text:style-name="T1">ありがとう</text:span><text:span text:style-name="T1">!</text:span><text:span text:style-name="T1">」</text:span></text:p>
          </draw:text-box>
        </draw:frame>
        <presentation:notes draw:style-name="dp2">
          <draw:page-thumbnail draw:style-name="gr1" draw:layer="layout" svg:width="17cm" svg:height="9.56cm" svg:x="2cm" svg:y="2.5cm" draw:page-number="17" presentation:class="page"/>
          <draw:frame presentation:style-name="pr6" draw:text-style-name="P5" draw:layer="layout" svg:width="17cm" svg:height="14cm" svg:x="2cm" svg:y="13cm" presentation:class="notes" presentation:placeholder="true">
            <draw:text-box/>
          </draw:frame>
        </presentation:notes>
      </draw:page>
      <draw:page draw:name="page18" draw:style-name="dp1" draw:master-page-name="Vintage" presentation:presentation-page-layout-name="AL1T0">
        <office:forms form:automatic-focus="false" form:apply-design-mode="false"/>
        <draw:frame presentation:style-name="pr4" draw:layer="layout" svg:width="22.5cm" svg:height="3.067cm" svg:x="1.4cm" svg:y="0.8cm" presentation:class="title" presentation:placeholder="true">
          <draw:text-box/>
        </draw:frame>
        <draw:frame presentation:style-name="pr7" draw:text-style-name="P4" draw:layer="layout" svg:width="25.2cm" svg:height="12.179cm" svg:x="1.4cm" svg:y="5.066cm" presentation:class="subtitle">
          <draw:text-box>
            <text:p><text:span text:style-name="T1">自分</text:span></text:p>
            <text:p><text:span text:style-name="T1">「</text:span><text:span text:style-name="T1">(</text:span><text:span text:style-name="T1">これで休める</text:span><text:span text:style-name="T1">...)</text:span><text:span text:style-name="T1">」</text:span></text:p>
          </draw:text-box>
        </draw:frame>
        <presentation:notes draw:style-name="dp2">
          <draw:page-thumbnail draw:style-name="gr1" draw:layer="layout" svg:width="17cm" svg:height="9.56cm" svg:x="2cm" svg:y="2.5cm" draw:page-number="18" presentation:class="page"/>
          <draw:frame presentation:style-name="pr6" draw:text-style-name="P5" draw:layer="layout" svg:width="17cm" svg:height="14cm" svg:x="2cm" svg:y="13cm" presentation:class="notes" presentation:placeholder="true">
            <draw:text-box/>
          </draw:frame>
        </presentation:notes>
      </draw:page>
      <draw:page draw:name="page19" draw:style-name="dp1" draw:master-page-name="Vintage" presentation:presentation-page-layout-name="AL1T0">
        <office:forms form:automatic-focus="false" form:apply-design-mode="false"/>
        <draw:frame presentation:style-name="pr4" draw:layer="layout" svg:width="22.5cm" svg:height="3.067cm" svg:x="1.4cm" svg:y="0.8cm" presentation:class="title" presentation:placeholder="true">
          <draw:text-box/>
        </draw:frame>
        <draw:frame presentation:style-name="pr7" draw:text-style-name="P4" draw:layer="layout" svg:width="25.2cm" svg:height="12.179cm" svg:x="1.4cm" svg:y="5.066cm" presentation:class="subtitle">
          <draw:text-box>
            <text:p><text:span text:style-name="T1">顧客「製品不具合情報が消えてるんですけど</text:span><text:span text:style-name="T1">!</text:span><text:span text:style-name="T1">」</text:span></text:p>
          </draw:text-box>
        </draw:frame>
        <presentation:notes draw:style-name="dp2">
          <draw:page-thumbnail draw:style-name="gr1" draw:layer="layout" svg:width="17cm" svg:height="9.56cm" svg:x="2cm" svg:y="2.5cm" draw:page-number="19" presentation:class="page"/>
          <draw:frame presentation:style-name="pr6" draw:text-style-name="P5" draw:layer="layout" svg:width="17cm" svg:height="14cm" svg:x="2cm" svg:y="13cm" presentation:class="notes" presentation:placeholder="true">
            <draw:text-box/>
          </draw:frame>
        </presentation:notes>
      </draw:page>
      <draw:page draw:name="page20" draw:style-name="dp1" draw:master-page-name="Vintage" presentation:presentation-page-layout-name="AL1T0">
        <office:forms form:automatic-focus="false" form:apply-design-mode="false"/>
        <draw:frame presentation:style-name="pr4" draw:layer="layout" svg:width="22.5cm" svg:height="3.067cm" svg:x="1.4cm" svg:y="0.8cm" presentation:class="title" presentation:placeholder="true">
          <draw:text-box/>
        </draw:frame>
        <draw:frame presentation:style-name="pr7" draw:text-style-name="P4" draw:layer="layout" svg:width="25.2cm" svg:height="12.179cm" svg:x="1.4cm" svg:y="5.066cm" presentation:class="subtitle">
          <draw:text-box>
            <text:p><text:span text:style-name="T1">自分</text:span></text:p>
            <text:p><text:span text:style-name="T1">「</text:span><text:span text:style-name="T1">(</text:span><text:span text:style-name="T1">あっ</text:span><text:span text:style-name="T1">...)</text:span><text:span text:style-name="T1">」</text:span></text:p>
          </draw:text-box>
        </draw:frame>
        <presentation:notes draw:style-name="dp2">
          <draw:page-thumbnail draw:style-name="gr1" draw:layer="layout" svg:width="17cm" svg:height="9.56cm" svg:x="2cm" svg:y="2.5cm" draw:page-number="20" presentation:class="page"/>
          <draw:frame presentation:style-name="pr6" draw:text-style-name="P5" draw:layer="layout" svg:width="17cm" svg:height="14cm" svg:x="2cm" svg:y="13cm" presentation:class="notes" presentation:placeholder="true">
            <draw:text-box/>
          </draw:frame>
        </presentation:notes>
      </draw:page>
      <draw:page draw:name="page21" draw:style-name="dp1" draw:master-page-name="Vintage" presentation:presentation-page-layout-name="AL1T0">
        <office:forms form:automatic-focus="false" form:apply-design-mode="false"/>
        <draw:frame presentation:style-name="pr4" draw:layer="layout" svg:width="22.5cm" svg:height="3.067cm" svg:x="1.4cm" svg:y="0.8cm" presentation:class="title" presentation:placeholder="true">
          <draw:text-box/>
        </draw:frame>
        <draw:frame presentation:style-name="pr7" draw:text-style-name="P1" draw:layer="layout" svg:width="25.2cm" svg:height="12.179cm" svg:x="1.4cm" svg:y="5.066cm" presentation:class="subtitle">
          <draw:text-box>
            <text:p>トピックブランチはこういうのを防げます!</text:p>
          </draw:text-box>
        </draw:frame>
        <presentation:notes draw:style-name="dp2">
          <draw:page-thumbnail draw:style-name="gr1" draw:layer="layout" svg:width="17cm" svg:height="9.56cm" svg:x="2cm" svg:y="2.5cm" draw:page-number="21" presentation:class="page"/>
          <draw:frame presentation:style-name="pr6" draw:text-style-name="P1" draw:layer="layout" svg:width="17cm" svg:height="14cm" svg:x="2cm" svg:y="13cm" presentation:class="notes" presentation:placeholder="true">
            <draw:text-box/>
          </draw:frame>
        </presentation:notes>
      </draw:page>
      <draw:page draw:name="page22" draw:style-name="dp1" draw:master-page-name="Vintage" presentation:presentation-page-layout-name="AL2T1">
        <office:forms form:automatic-focus="false" form:apply-design-mode="false"/>
        <draw:frame presentation:style-name="pr4" draw:layer="layout" svg:width="22.5cm" svg:height="3.067cm" svg:x="1.4cm" svg:y="0.8cm" presentation:class="title" presentation:user-transformed="true">
          <draw:text-box>
            <text:p>トピックブランチとは</text:p>
          </draw:text-box>
        </draw:frame>
        <draw:frame presentation:style-name="pr5" draw:layer="layout" svg:width="25.2cm" svg:height="12.179cm" svg:x="1.4cm" svg:y="5.066cm" presentation:class="outline">
          <draw:text-box>
            <text:list text:style-name="L2">
              <text:list-item>
                <text:p>バージョン管理システムにはブランチという、枝を作る仕組みがある</text:p>
              </text:list-item>
              <text:list-item>
                <text:p>一つの作業ごとにこの枝を作って開発しようというのがトピックブランチ</text:p>
              </text:list-item>
              <text:list-item>
                <text:p>作業が終わったら本流に変更点をマージする</text:p>
              </text:list-item>
            </text:list>
          </draw:text-box>
        </draw:frame>
        <presentation:notes draw:style-name="dp2">
          <draw:page-thumbnail draw:style-name="gr1" draw:layer="layout" svg:width="17cm" svg:height="9.56cm" svg:x="2cm" svg:y="2.5cm" draw:page-number="22" presentation:class="page"/>
          <draw:frame presentation:style-name="pr6" draw:text-style-name="P1" draw:layer="layout" svg:width="17cm" svg:height="14cm" svg:x="2cm" svg:y="13cm" presentation:class="notes" presentation:placeholder="true">
            <draw:text-box/>
          </draw:frame>
        </presentation:notes>
      </draw:page>
      <draw:page draw:name="page23" draw:style-name="dp1" draw:master-page-name="Vintage" presentation:presentation-page-layout-name="AL2T1">
        <office:forms form:automatic-focus="false" form:apply-design-mode="false"/>
        <draw:frame presentation:style-name="pr4" draw:layer="layout" svg:width="22.5cm" svg:height="3.067cm" svg:x="1.4cm" svg:y="0.8cm" presentation:class="title" presentation:user-transformed="true">
          <draw:text-box>
            <text:p>トピックブランチの何がいいの?</text:p>
          </draw:text-box>
        </draw:frame>
        <draw:frame presentation:style-name="pr5" draw:layer="layout" svg:width="25.2cm" svg:height="12.179cm" svg:x="1.4cm" svg:y="5.066cm" presentation:class="outline">
          <draw:text-box>
            <text:list text:style-name="L2">
              <text:list-item>
                <text:p>枝は切り替えられる</text:p>
                <text:list>
                  <text:list-item>
                    <text:p>割り込み作業が入っても別の枝を作ればいい</text:p>
                  </text:list-item>
                </text:list>
              </text:list-item>
              <text:list-item>
                <text:p>枝は切り捨てられる</text:p>
                <text:list>
                  <text:list-item>
                    <text:p>作ってみてダメなら枝ごと切り落せば本流に影響はない</text:p>
                  </text:list-item>
                  <text:list-item>
                    <text:p>なんとなくやってみたいときに便利</text:p>
                  </text:list-item>
                  <text:list-item>
                    <text:p>お客さんに提案するときとかも結構便利</text:p>
                  </text:list-item>
                </text:list>
              </text:list-item>
            </text:list>
          </draw:text-box>
        </draw:frame>
        <presentation:notes draw:style-name="dp2">
          <draw:page-thumbnail draw:style-name="gr1" draw:layer="layout" svg:width="17cm" svg:height="9.56cm" svg:x="2cm" svg:y="2.5cm" draw:page-number="23" presentation:class="page"/>
          <draw:frame presentation:style-name="pr6" draw:text-style-name="P5" draw:layer="layout" svg:width="17cm" svg:height="14cm" svg:x="2cm" svg:y="13cm" presentation:class="notes" presentation:placeholder="true">
            <draw:text-box/>
          </draw:frame>
        </presentation:notes>
      </draw:page>
      <draw:page draw:name="page24" draw:style-name="dp1" draw:master-page-name="Vintage" presentation:presentation-page-layout-name="AL2T1">
        <office:forms form:automatic-focus="false" form:apply-design-mode="false"/>
        <draw:custom-shape draw:style-name="gr2" draw:text-style-name="P7" xml:id="id2" draw:id="id2" draw:layer="layout" svg:width="1cm" svg:height="1cm" svg:x="4.201cm" svg:y="18.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7" xml:id="id1" draw:id="id1" draw:layer="layout" svg:width="1cm" svg:height="1cm" svg:x="7.001cm" svg:y="18.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8" draw:layer="layout" svg:x1="7.001cm" svg:y1="18.601cm" svg:x2="5.201cm" svg:y2="18.601cm" draw:start-shape="id1" draw:start-glue-point="6" draw:end-shape="id2" draw:end-glue-point="10" svg:d="M7001 18601h-1800" svg:viewBox="0 0 1801 1">
          <text:p/>
        </draw:connector>
        <draw:frame draw:style-name="gr4" draw:text-style-name="P9" xml:id="id3" draw:id="id3" draw:layer="layout" svg:width="3.4cm" svg:height="0.962cm" svg:x="5.8cm" svg:y="16.038cm">
          <draw:text-box>
            <text:p text:style-name="P7"><text:span text:style-name="T2">master</text:span></text:p>
          </draw:text-box>
        </draw:frame>
        <draw:connector draw:style-name="gr3" draw:text-style-name="P8" draw:layer="layout" svg:x1="7.5cm" svg:y1="17cm" svg:x2="7.501cm" svg:y2="18.101cm" draw:start-shape="id3" draw:start-glue-point="2" draw:end-shape="id1" draw:end-glue-point="4" svg:d="M7500 17000v550h1v551" svg:viewBox="0 0 2 1102">
          <text:p/>
        </draw:connector>
        <draw:frame presentation:style-name="pr4" draw:layer="layout" svg:width="22.5cm" svg:height="3.067cm" svg:x="1.4cm" svg:y="0.8cm" presentation:class="title" presentation:placeholder="true">
          <draw:text-box/>
        </draw:frame>
        <draw:frame presentation:style-name="pr5" draw:layer="layout" svg:width="25.2cm" svg:height="12.179cm" svg:x="1.4cm" svg:y="5.066cm" presentation:class="outline" presentation:user-transformed="true">
          <draw:text-box>
            <text:list text:style-name="L2">
              <text:list-item>
                <text:p>やってみよう!</text:p>
                <text:list>
                  <text:list-item>
                    <text:p><text:span text:style-name="T3">git clone </text:span><text:span text:style-name="T3"><text:a xlink:href="mailto:git@github.com" xlink:type="simple">git@github.com</text:a></text:span><text:span text:style-name="T3">:masakura/git-training.git</text:span></text:p>
                  </text:list-item>
                  <text:list-item>
                    <text:p>できればフォークしてからやってね!</text:p>
                  </text:list-item>
                </text:list>
              </text:list-item>
            </text:list>
          </draw:text-box>
        </draw:frame>
        <presentation:notes draw:style-name="dp2">
          <draw:page-thumbnail draw:style-name="gr1" draw:layer="layout" svg:width="17cm" svg:height="9.56cm" svg:x="2cm" svg:y="2.5cm" draw:page-number="24" presentation:class="page"/>
          <draw:frame presentation:style-name="pr6" draw:text-style-name="P5" draw:layer="layout" svg:width="17cm" svg:height="14cm" svg:x="2cm" svg:y="13cm" presentation:class="notes" presentation:placeholder="true">
            <draw:text-box/>
          </draw:frame>
        </presentation:notes>
      </draw:page>
      <draw:page draw:name="page25" draw:style-name="dp1" draw:master-page-name="Vintage" presentation:presentation-page-layout-name="AL2T1">
        <office:forms form:automatic-focus="false" form:apply-design-mode="false"/>
        <draw:frame presentation:style-name="pr4" draw:layer="layout" svg:width="22.5cm" svg:height="3.067cm" svg:x="1.4cm" svg:y="0.8cm" presentation:class="title">
          <draw:text-box>
            <text:p>トピックブランチを作る</text:p>
          </draw:text-box>
        </draw:frame>
        <draw:frame presentation:style-name="pr5" draw:layer="layout" svg:width="25.2cm" svg:height="12.179cm" svg:x="1.4cm" svg:y="5.066cm" presentation:class="outline">
          <draw:text-box>
            <text:list text:style-name="L2">
              <text:list-item>
                <text:p>作業を開始する前にまずはトピックブランチを作る</text:p>
              </text:list-item>
              <text:list-item>
                <text:p>デザイン改修の依頼があったという気持ちになってね!</text:p>
              </text:list-item>
              <text:list-item>
                <text:p>トピックブランチを作成!</text:p>
                <text:list>
                  <text:list-item>
                    <text:p>git checkout -b topic1</text:p>
                  </text:list-item>
                </text:list>
              </text:list-item>
            </text:list>
          </draw:text-box>
        </draw:frame>
        <draw:custom-shape draw:style-name="gr2" draw:text-style-name="P7" xml:id="id5" draw:id="id5" draw:layer="layout" svg:width="1cm" svg:height="1cm" svg:x="4.201cm" svg:y="17.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7" xml:id="id4" draw:id="id4" draw:layer="layout" svg:width="1cm" svg:height="1cm" svg:x="7.001cm" svg:y="17.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8" draw:layer="layout" svg:x1="7.001cm" svg:y1="18.303cm" svg:x2="5.201cm" svg:y2="18.303cm" draw:start-shape="id4" draw:start-glue-point="6" draw:end-shape="id5" draw:end-glue-point="10" svg:d="M7001 18303h-1800" svg:viewBox="0 0 1801 1">
          <text:p/>
        </draw:connector>
        <draw:frame draw:style-name="gr5" draw:text-style-name="P10" xml:id="id6" draw:id="id6" draw:layer="layout" svg:width="3.4cm" svg:height="0.962cm" svg:x="5.8cm" svg:y="15.84cm">
          <draw:text-box>
            <text:p text:style-name="P7">master</text:p>
          </draw:text-box>
        </draw:frame>
        <draw:connector draw:style-name="gr3" draw:text-style-name="P8" draw:layer="layout" svg:x1="7.5cm" svg:y1="16.802cm" svg:x2="7.501cm" svg:y2="17.803cm" draw:start-shape="id6" draw:start-glue-point="2" draw:end-shape="id4" draw:end-glue-point="4" svg:d="M7500 16802v500h1v501" svg:viewBox="0 0 2 1002">
          <text:p/>
        </draw:connector>
        <draw:frame draw:style-name="gr4" draw:text-style-name="P11" xml:id="id7" draw:id="id7" draw:layer="layout" svg:width="3.4cm" svg:height="0.962cm" svg:x="5.8cm" svg:y="19.74cm">
          <draw:text-box>
            <text:p text:style-name="P7">topic1</text:p>
          </draw:text-box>
        </draw:frame>
        <draw:connector draw:style-name="gr3" draw:text-style-name="P8" draw:layer="layout" svg:x1="7.5cm" svg:y1="19.74cm" svg:x2="7.501cm" svg:y2="18.803cm" draw:start-shape="id7" draw:start-glue-point="0" draw:end-shape="id4" draw:end-glue-point="8" svg:d="M7500 19740v-467h1v-470" svg:viewBox="0 0 2 938">
          <text:p/>
        </draw:connector>
        <presentation:notes draw:style-name="dp2">
          <draw:page-thumbnail draw:style-name="gr1" draw:layer="layout" svg:width="17cm" svg:height="9.56cm" svg:x="2cm" svg:y="2.5cm" draw:page-number="25" presentation:class="page"/>
          <draw:frame presentation:style-name="pr6" draw:text-style-name="P1" draw:layer="layout" svg:width="17cm" svg:height="14cm" svg:x="2cm" svg:y="13cm" presentation:class="notes" presentation:placeholder="true">
            <draw:text-box/>
          </draw:frame>
        </presentation:notes>
      </draw:page>
      <draw:page draw:name="page26" draw:style-name="dp1" draw:master-page-name="Vintage" presentation:presentation-page-layout-name="AL2T1">
        <office:forms form:automatic-focus="false" form:apply-design-mode="false"/>
        <draw:frame presentation:style-name="pr4" draw:layer="layout" svg:width="22.5cm" svg:height="3.067cm" svg:x="1.4cm" svg:y="0.8cm" presentation:class="title">
          <draw:text-box>
            <text:p>トピックブランチで作業をする</text:p>
          </draw:text-box>
        </draw:frame>
        <draw:frame presentation:style-name="pr5" draw:layer="layout" svg:width="25.2cm" svg:height="12.179cm" svg:x="1.4cm" svg:y="5.066cm" presentation:class="outline">
          <draw:text-box>
            <text:list text:style-name="L2">
              <text:list-item>
                <text:p>いつもどおり作業をするだけ!</text:p>
              </text:list-item>
              <text:list-item>
                <text:p>ちょっとだけデザイン改修してみよう!</text:p>
              </text:list-item>
            </text:list>
          </draw:text-box>
        </draw:frame>
        <presentation:notes draw:style-name="dp2">
          <draw:page-thumbnail draw:style-name="gr1" draw:layer="layout" svg:width="17cm" svg:height="9.56cm" svg:x="2cm" svg:y="2.5cm" draw:page-number="26" presentation:class="page"/>
          <draw:frame presentation:style-name="pr6" draw:text-style-name="P5" draw:layer="layout" svg:width="17cm" svg:height="14cm" svg:x="2cm" svg:y="13cm" presentation:class="notes" presentation:placeholder="true">
            <draw:text-box/>
          </draw:frame>
        </presentation:notes>
      </draw:page>
      <draw:page draw:name="page27" draw:style-name="dp1" draw:master-page-name="Vintage" presentation:presentation-page-layout-name="AL2T1">
        <office:forms form:automatic-focus="false" form:apply-design-mode="false"/>
        <draw:frame presentation:style-name="pr4" draw:layer="layout" svg:width="22.5cm" svg:height="3.067cm" svg:x="1.4cm" svg:y="0.8cm" presentation:class="title">
          <draw:text-box>
            <text:p>トピックブランチを切り替える<text:tab/></text:p>
          </draw:text-box>
        </draw:frame>
        <draw:frame presentation:style-name="pr5" draw:layer="layout" svg:width="25.2cm" svg:height="12.179cm" svg:x="1.4cm" svg:y="5.066cm" presentation:class="outline">
          <draw:text-box>
            <text:list text:style-name="L2">
              <text:list-item>
                <text:p>急な作業の割り込みが入ったことにする!</text:p>
              </text:list-item>
              <text:list-item>
                <text:p>作業を中断し、今の作業をコミットする</text:p>
                <text:list>
                  <text:list-item>
                    <text:p>git add .</text:p>
                  </text:list-item>
                  <text:list-item>
                    <text:p>git commit</text:p>
                  </text:list-item>
                </text:list>
              </text:list-item>
            </text:list>
          </draw:text-box>
        </draw:frame>
        <draw:custom-shape draw:style-name="gr2" draw:text-style-name="P7" xml:id="id9" draw:id="id9" draw:layer="layout" svg:width="1cm" svg:height="1cm" svg:x="4.201cm" svg:y="17.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7" xml:id="id8" draw:id="id8" draw:layer="layout" svg:width="1cm" svg:height="1cm" svg:x="7.001cm" svg:y="17.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8" draw:layer="layout" svg:x1="7.001cm" svg:y1="18.303cm" svg:x2="5.201cm" svg:y2="18.303cm" draw:start-shape="id8" draw:start-glue-point="6" draw:end-shape="id9" draw:end-glue-point="10" svg:d="M7001 18303h-1800" svg:viewBox="0 0 1801 1">
          <text:p/>
        </draw:connector>
        <draw:frame draw:style-name="gr5" draw:text-style-name="P10" xml:id="id10" draw:id="id10" draw:layer="layout" svg:width="3.4cm" svg:height="0.962cm" svg:x="5.8cm" svg:y="15.74cm">
          <draw:text-box>
            <text:p text:style-name="P7">master</text:p>
          </draw:text-box>
        </draw:frame>
        <draw:connector draw:style-name="gr3" draw:text-style-name="P8" draw:layer="layout" svg:x1="7.5cm" svg:y1="16.702cm" svg:x2="7.501cm" svg:y2="17.803cm" draw:start-shape="id10" draw:start-glue-point="2" draw:end-shape="id8" draw:end-glue-point="4" svg:d="M7500 16702v550h1v551" svg:viewBox="0 0 2 1102">
          <text:p/>
        </draw:connector>
        <draw:frame draw:style-name="gr4" draw:text-style-name="P11" xml:id="id11" draw:id="id11" draw:layer="layout" svg:width="3.4cm" svg:height="0.962cm" svg:x="9.6cm" svg:y="19.74cm">
          <draw:text-box>
            <text:p text:style-name="P7">topic1</text:p>
          </draw:text-box>
        </draw:frame>
        <draw:connector draw:style-name="gr3" draw:text-style-name="P8" draw:layer="layout" svg:x1="11.3cm" svg:y1="19.74cm" svg:x2="11.3cm" svg:y2="18.8cm" draw:start-shape="id11" draw:start-glue-point="0" draw:end-shape="id12" draw:end-glue-point="8" svg:d="M11300 19740v-940" svg:viewBox="0 0 1 941">
          <text:p/>
        </draw:connector>
        <draw:custom-shape draw:style-name="gr2" draw:text-style-name="P7" xml:id="id12" draw:id="id12" draw:layer="layout" svg:width="1cm" svg:height="1cm" svg:x="10.8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8" draw:layer="layout" svg:x1="10.8cm" svg:y1="18.3cm" svg:x2="8.001cm" svg:y2="18.303cm" draw:start-shape="id12" draw:start-glue-point="6" draw:end-shape="id8" draw:end-glue-point="10" svg:d="M10800 18300h-1399v3h-1400" svg:viewBox="0 0 2800 4">
          <text:p/>
        </draw:connector>
        <presentation:notes draw:style-name="dp2">
          <draw:page-thumbnail draw:style-name="gr1" draw:layer="layout" svg:width="17cm" svg:height="9.56cm" svg:x="2cm" svg:y="2.5cm" draw:page-number="27" presentation:class="page"/>
          <draw:frame presentation:style-name="pr6" draw:text-style-name="P1" draw:layer="layout" svg:width="17cm" svg:height="14cm" svg:x="2cm" svg:y="13cm" presentation:class="notes" presentation:placeholder="true">
            <draw:text-box/>
          </draw:frame>
        </presentation:notes>
      </draw:page>
      <draw:page draw:name="page28" draw:style-name="dp1" draw:master-page-name="Vintage" presentation:presentation-page-layout-name="AL2T1">
        <office:forms form:automatic-focus="false" form:apply-design-mode="false"/>
        <draw:frame presentation:style-name="pr4" draw:layer="layout" svg:width="22.5cm" svg:height="3.067cm" svg:x="1.4cm" svg:y="0.8cm" presentation:class="title">
          <draw:text-box>
            <text:p>トピックブランチを切り替える<text:tab/></text:p>
          </draw:text-box>
        </draw:frame>
        <draw:frame presentation:style-name="pr5" draw:layer="layout" svg:width="25.2cm" svg:height="12.179cm" svg:x="1.4cm" svg:y="5.066cm" presentation:class="outline">
          <draw:text-box>
            <text:list text:style-name="L2">
              <text:list-item>
                <text:p>masterブランチに一旦切り替えて、割り込み作業用のトピックブランチを作成する</text:p>
                <text:list>
                  <text:list-item>
                    <text:p>git checkout master</text:p>
                  </text:list-item>
                  <text:list-item>
                    <text:p>git checkout -b topic2</text:p>
                  </text:list-item>
                </text:list>
              </text:list-item>
            </text:list>
          </draw:text-box>
        </draw:frame>
        <draw:custom-shape draw:style-name="gr2" draw:text-style-name="P7" xml:id="id14" draw:id="id14" draw:layer="layout" svg:width="1cm" svg:height="1cm" svg:x="4.201cm" svg:y="17.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7" xml:id="id13" draw:id="id13" draw:layer="layout" svg:width="1cm" svg:height="1cm" svg:x="7.001cm" svg:y="17.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8" draw:layer="layout" svg:x1="7.001cm" svg:y1="18.303cm" svg:x2="5.201cm" svg:y2="18.303cm" draw:start-shape="id13" draw:start-glue-point="6" draw:end-shape="id14" draw:end-glue-point="10" svg:d="M7001 18303h-1800" svg:viewBox="0 0 1801 1">
          <text:p/>
        </draw:connector>
        <draw:frame draw:style-name="gr5" draw:text-style-name="P12" xml:id="id15" draw:id="id15" draw:layer="layout" svg:width="3.4cm" svg:height="0.962cm" svg:x="5.8cm" svg:y="15.74cm">
          <draw:text-box>
            <text:p text:style-name="P7">master</text:p>
          </draw:text-box>
        </draw:frame>
        <draw:connector draw:style-name="gr3" draw:text-style-name="P8" draw:layer="layout" svg:x1="7.5cm" svg:y1="16.702cm" svg:x2="7.501cm" svg:y2="17.803cm" draw:start-shape="id15" draw:start-glue-point="2" draw:end-shape="id13" draw:end-glue-point="4" svg:d="M7500 16702v550h1v551" svg:viewBox="0 0 2 1102">
          <text:p/>
        </draw:connector>
        <draw:frame draw:style-name="gr5" draw:text-style-name="P12" xml:id="id16" draw:id="id16" draw:layer="layout" svg:width="3.4cm" svg:height="0.962cm" svg:x="9.6cm" svg:y="19.74cm">
          <draw:text-box>
            <text:p text:style-name="P7">topic1</text:p>
          </draw:text-box>
        </draw:frame>
        <draw:connector draw:style-name="gr3" draw:text-style-name="P8" draw:layer="layout" svg:x1="11.3cm" svg:y1="19.74cm" svg:x2="11.3cm" svg:y2="18.8cm" draw:start-shape="id16" draw:start-glue-point="0" draw:end-shape="id17" draw:end-glue-point="8" svg:d="M11300 19740v-940" svg:viewBox="0 0 1 941">
          <text:p/>
        </draw:connector>
        <draw:custom-shape draw:style-name="gr2" draw:text-style-name="P7" xml:id="id17" draw:id="id17" draw:layer="layout" svg:width="1cm" svg:height="1cm" svg:x="10.8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8" draw:layer="layout" svg:x1="10.8cm" svg:y1="18.3cm" svg:x2="8.001cm" svg:y2="18.303cm" draw:start-shape="id17" draw:start-glue-point="6" draw:end-shape="id13" draw:end-glue-point="10" svg:d="M10800 18300h-1399v3h-1400" svg:viewBox="0 0 2800 4">
          <text:p/>
        </draw:connector>
        <draw:frame draw:style-name="gr4" draw:text-style-name="P11" xml:id="id18" draw:id="id18" draw:layer="layout" svg:width="3.4cm" svg:height="0.962cm" svg:x="5.8cm" svg:y="19.74cm">
          <draw:text-box>
            <text:p text:style-name="P7">topic2</text:p>
          </draw:text-box>
        </draw:frame>
        <draw:connector draw:style-name="gr3" draw:text-style-name="P8" draw:layer="layout" svg:x1="7.5cm" svg:y1="19.74cm" svg:x2="7.501cm" svg:y2="18.803cm" draw:start-shape="id18" draw:start-glue-point="0" draw:end-shape="id13" draw:end-glue-point="8" svg:d="M7500 19740v-467h1v-470" svg:viewBox="0 0 2 938">
          <text:p/>
        </draw:connector>
        <presentation:notes draw:style-name="dp2">
          <draw:page-thumbnail draw:style-name="gr1" draw:layer="layout" svg:width="17cm" svg:height="9.56cm" svg:x="2cm" svg:y="2.5cm" draw:page-number="28" presentation:class="page"/>
          <draw:frame presentation:style-name="pr6" draw:text-style-name="P5" draw:layer="layout" svg:width="17cm" svg:height="14cm" svg:x="2cm" svg:y="13cm" presentation:class="notes" presentation:placeholder="true">
            <draw:text-box/>
          </draw:frame>
        </presentation:notes>
      </draw:page>
      <draw:page draw:name="page29" draw:style-name="dp1" draw:master-page-name="Vintage" presentation:presentation-page-layout-name="AL2T1">
        <office:forms form:automatic-focus="false" form:apply-design-mode="false"/>
        <draw:frame presentation:style-name="pr4" draw:layer="layout" svg:width="22.5cm" svg:height="3.067cm" svg:x="1.4cm" svg:y="0.8cm" presentation:class="title" presentation:user-transformed="true">
          <draw:text-box>
            <text:p>トピックブランチで作業をする</text:p>
          </draw:text-box>
        </draw:frame>
        <draw:frame presentation:style-name="pr5" draw:layer="layout" svg:width="25.2cm" svg:height="12.179cm" svg:x="1.4cm" svg:y="5.066cm" presentation:class="outline">
          <draw:text-box>
            <text:list text:style-name="L2">
              <text:list-item>
                <text:p>割り込み作業のトピックブランチで作業をする</text:p>
              </text:list-item>
              <text:list-item>
                <text:p>終わったらコミット</text:p>
                <text:list>
                  <text:list-item>
                    <text:p>git add .</text:p>
                  </text:list-item>
                  <text:list-item>
                    <text:p>git commit</text:p>
                  </text:list-item>
                </text:list>
              </text:list-item>
            </text:list>
          </draw:text-box>
        </draw:frame>
        <draw:custom-shape draw:style-name="gr2" draw:text-style-name="P7" xml:id="id20" draw:id="id20" draw:layer="layout" svg:width="1cm" svg:height="1cm" svg:x="4.201cm" svg:y="17.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7" xml:id="id19" draw:id="id19" draw:layer="layout" svg:width="1cm" svg:height="1cm" svg:x="7.001cm" svg:y="17.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8" draw:layer="layout" svg:x1="7.001cm" svg:y1="18.303cm" svg:x2="5.201cm" svg:y2="18.303cm" draw:start-shape="id19" draw:start-glue-point="6" draw:end-shape="id20" draw:end-glue-point="10" svg:d="M7001 18303h-1800" svg:viewBox="0 0 1801 1">
          <text:p/>
        </draw:connector>
        <draw:frame draw:style-name="gr5" draw:text-style-name="P12" xml:id="id21" draw:id="id21" draw:layer="layout" svg:width="3.4cm" svg:height="0.962cm" svg:x="5.8cm" svg:y="15.74cm">
          <draw:text-box>
            <text:p text:style-name="P7">master</text:p>
          </draw:text-box>
        </draw:frame>
        <draw:connector draw:style-name="gr3" draw:text-style-name="P8" draw:layer="layout" svg:x1="7.5cm" svg:y1="16.702cm" svg:x2="7.501cm" svg:y2="17.803cm" draw:start-shape="id21" draw:start-glue-point="2" draw:end-shape="id19" draw:end-glue-point="4" svg:d="M7500 16702v550h1v551" svg:viewBox="0 0 2 1102">
          <text:p/>
        </draw:connector>
        <draw:frame draw:style-name="gr5" draw:text-style-name="P12" xml:id="id22" draw:id="id22" draw:layer="layout" svg:width="3.4cm" svg:height="0.962cm" svg:x="9.6cm" svg:y="19.74cm">
          <draw:text-box>
            <text:p text:style-name="P7">topic1</text:p>
          </draw:text-box>
        </draw:frame>
        <draw:connector draw:style-name="gr3" draw:text-style-name="P8" draw:layer="layout" svg:x1="11.3cm" svg:y1="19.74cm" svg:x2="11.3cm" svg:y2="18.8cm" draw:start-shape="id22" draw:start-glue-point="0" draw:end-shape="id23" draw:end-glue-point="8" svg:d="M11300 19740v-940" svg:viewBox="0 0 1 941">
          <text:p/>
        </draw:connector>
        <draw:custom-shape draw:style-name="gr2" draw:text-style-name="P7" xml:id="id23" draw:id="id23" draw:layer="layout" svg:width="1cm" svg:height="1cm" svg:x="10.8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8" draw:layer="layout" svg:x1="10.8cm" svg:y1="18.3cm" svg:x2="8.001cm" svg:y2="18.303cm" draw:start-shape="id23" draw:start-glue-point="6" draw:end-shape="id19" draw:end-glue-point="10" svg:d="M10800 18300h-1399v3h-1400" svg:viewBox="0 0 2800 4">
          <text:p/>
        </draw:connector>
        <draw:frame draw:style-name="gr4" draw:text-style-name="P11" xml:id="id24" draw:id="id24" draw:layer="layout" svg:width="3.4cm" svg:height="0.962cm" svg:x="9.6cm" svg:y="13.538cm">
          <draw:text-box>
            <text:p text:style-name="P7">topic2</text:p>
          </draw:text-box>
        </draw:frame>
        <draw:connector draw:style-name="gr3" draw:text-style-name="P8" draw:layer="layout" svg:x1="11.3cm" svg:y1="14.5cm" svg:x2="11.3cm" svg:y2="15.6cm" draw:start-shape="id24" draw:start-glue-point="2" draw:end-shape="id25" draw:end-glue-point="4" svg:d="M11300 14500v1100" svg:viewBox="0 0 1 1101">
          <text:p/>
        </draw:connector>
        <draw:custom-shape draw:style-name="gr2" draw:text-style-name="P7" xml:id="id25" draw:id="id25" draw:layer="layout" svg:width="1cm" svg:height="1cm" svg:x="10.8cm" svg:y="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8" draw:layer="layout" draw:type="line" svg:x1="10.946cm" svg:y1="16.454cm" svg:x2="7.855cm" svg:y2="17.949cm" draw:start-shape="id25" draw:start-glue-point="7" draw:end-shape="id19" draw:end-glue-point="11" svg:d="M10946 16454l-3091 1495" svg:viewBox="0 0 3092 1496">
          <text:p/>
        </draw:connector>
        <presentation:notes draw:style-name="dp2">
          <draw:page-thumbnail draw:style-name="gr1" draw:layer="layout" svg:width="17cm" svg:height="9.56cm" svg:x="2cm" svg:y="2.5cm" draw:page-number="29" presentation:class="page"/>
          <draw:frame presentation:style-name="pr6" draw:text-style-name="P1" draw:layer="layout" svg:width="17cm" svg:height="14cm" svg:x="2cm" svg:y="13cm" presentation:class="notes" presentation:placeholder="true">
            <draw:text-box/>
          </draw:frame>
        </presentation:notes>
      </draw:page>
      <draw:page draw:name="page30" draw:style-name="dp1" draw:master-page-name="Vintage" presentation:presentation-page-layout-name="AL2T1">
        <office:forms form:automatic-focus="false" form:apply-design-mode="false"/>
        <draw:frame presentation:style-name="pr4" draw:layer="layout" svg:width="22.5cm" svg:height="3.067cm" svg:x="1.4cm" svg:y="0.8cm" presentation:class="title" presentation:user-transformed="true">
          <draw:text-box>
            <text:p>トピックブランチをマージする</text:p>
          </draw:text-box>
        </draw:frame>
        <draw:frame presentation:style-name="pr5" draw:layer="layout" svg:width="25.2cm" svg:height="12.179cm" svg:x="1.4cm" svg:y="5.066cm" presentation:class="outline">
          <draw:text-box>
            <text:list text:style-name="L2">
              <text:list-item>
                <text:p>割り込み作業の変更をmasterにマージする</text:p>
              </text:list-item>
              <text:list-item>
                <text:p>masterブランチに切り替えてマージする</text:p>
                <text:list>
                  <text:list-item>
                    <text:p>git checkout master</text:p>
                  </text:list-item>
                  <text:list-item>
                    <text:p>git merge topic2</text:p>
                  </text:list-item>
                </text:list>
              </text:list-item>
            </text:list>
          </draw:text-box>
        </draw:frame>
        <draw:custom-shape draw:style-name="gr2" draw:text-style-name="P7" xml:id="id27" draw:id="id27" draw:layer="layout" svg:width="1cm" svg:height="1cm" svg:x="4.201cm" svg:y="17.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7" xml:id="id26" draw:id="id26" draw:layer="layout" svg:width="1cm" svg:height="1cm" svg:x="7.001cm" svg:y="17.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8" draw:layer="layout" svg:x1="7.001cm" svg:y1="18.303cm" svg:x2="5.201cm" svg:y2="18.303cm" draw:start-shape="id26" draw:start-glue-point="6" draw:end-shape="id27" draw:end-glue-point="10" svg:d="M7001 18303h-1800" svg:viewBox="0 0 1801 1">
          <text:p/>
        </draw:connector>
        <draw:frame draw:style-name="gr4" draw:text-style-name="P11" xml:id="id28" draw:id="id28" draw:layer="layout" svg:width="3.4cm" svg:height="0.962cm" svg:x="13.2cm" svg:y="13.538cm">
          <draw:text-box>
            <text:p text:style-name="P7">master</text:p>
          </draw:text-box>
        </draw:frame>
        <draw:connector draw:style-name="gr3" draw:text-style-name="P8" draw:layer="layout" draw:type="line" svg:x1="14.9cm" svg:y1="14.5cm" svg:x2="11.654cm" svg:y2="15.746cm" draw:start-shape="id28" draw:start-glue-point="2" draw:end-shape="id29" draw:end-glue-point="11" svg:d="M14900 14500l-3246 1246" svg:viewBox="0 0 3247 1247">
          <text:p/>
        </draw:connector>
        <draw:frame draw:style-name="gr5" draw:text-style-name="P12" xml:id="id30" draw:id="id30" draw:layer="layout" svg:width="3.4cm" svg:height="0.962cm" svg:x="9.6cm" svg:y="19.74cm">
          <draw:text-box>
            <text:p text:style-name="P7">topic1</text:p>
          </draw:text-box>
        </draw:frame>
        <draw:connector draw:style-name="gr3" draw:text-style-name="P8" draw:layer="layout" svg:x1="11.3cm" svg:y1="19.74cm" svg:x2="11.3cm" svg:y2="18.8cm" draw:start-shape="id30" draw:start-glue-point="0" draw:end-shape="id31" draw:end-glue-point="8" svg:d="M11300 19740v-940" svg:viewBox="0 0 1 941">
          <text:p/>
        </draw:connector>
        <draw:custom-shape draw:style-name="gr2" draw:text-style-name="P7" xml:id="id31" draw:id="id31" draw:layer="layout" svg:width="1cm" svg:height="1cm" svg:x="10.8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8" draw:layer="layout" svg:x1="10.8cm" svg:y1="18.3cm" svg:x2="8.001cm" svg:y2="18.303cm" draw:start-shape="id31" draw:start-glue-point="6" draw:end-shape="id26" draw:end-glue-point="10" svg:d="M10800 18300h-1399v3h-1400" svg:viewBox="0 0 2800 4">
          <text:p/>
        </draw:connector>
        <draw:frame draw:style-name="gr5" draw:text-style-name="P12" xml:id="id32" draw:id="id32" draw:layer="layout" svg:width="3.4cm" svg:height="0.962cm" svg:x="9.6cm" svg:y="13.538cm">
          <draw:text-box>
            <text:p text:style-name="P7">topic2</text:p>
          </draw:text-box>
        </draw:frame>
        <draw:connector draw:style-name="gr3" draw:text-style-name="P8" draw:layer="layout" svg:x1="11.3cm" svg:y1="14.5cm" svg:x2="11.3cm" svg:y2="15.6cm" draw:start-shape="id32" draw:start-glue-point="2" draw:end-shape="id29" draw:end-glue-point="4" svg:d="M11300 14500v1100" svg:viewBox="0 0 1 1101">
          <text:p/>
        </draw:connector>
        <draw:custom-shape draw:style-name="gr2" draw:text-style-name="P7" xml:id="id29" draw:id="id29" draw:layer="layout" svg:width="1cm" svg:height="1cm" svg:x="10.8cm" svg:y="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8" draw:layer="layout" draw:type="line" svg:x1="10.946cm" svg:y1="16.454cm" svg:x2="7.855cm" svg:y2="17.949cm" draw:start-shape="id29" draw:start-glue-point="7" draw:end-shape="id26" draw:end-glue-point="11" svg:d="M10946 16454l-3091 1495" svg:viewBox="0 0 3092 1496">
          <text:p/>
        </draw:connector>
        <presentation:notes draw:style-name="dp2">
          <draw:page-thumbnail draw:style-name="gr1" draw:layer="layout" svg:width="17cm" svg:height="9.56cm" svg:x="2cm" svg:y="2.5cm" draw:page-number="30" presentation:class="page"/>
          <draw:frame presentation:style-name="pr6" draw:text-style-name="P5" draw:layer="layout" svg:width="17cm" svg:height="14cm" svg:x="2cm" svg:y="13cm" presentation:class="notes" presentation:placeholder="true">
            <draw:text-box/>
          </draw:frame>
        </presentation:notes>
      </draw:page>
      <draw:page draw:name="page31" draw:style-name="dp1" draw:master-page-name="Vintage" presentation:presentation-page-layout-name="AL2T1">
        <office:forms form:automatic-focus="false" form:apply-design-mode="false"/>
        <draw:frame presentation:style-name="pr4" draw:layer="layout" svg:width="22.5cm" svg:height="3.067cm" svg:x="1.4cm" svg:y="0.8cm" presentation:class="title" presentation:user-transformed="true">
          <draw:text-box>
            <text:p>トピックブランチを削除する</text:p>
          </draw:text-box>
        </draw:frame>
        <draw:frame presentation:style-name="pr5" draw:layer="layout" svg:width="25.2cm" svg:height="12.179cm" svg:x="1.4cm" svg:y="5.066cm" presentation:class="outline">
          <draw:text-box>
            <text:list text:style-name="L2">
              <text:list-item>
                <text:p>不要になったトピックブランチを削除する</text:p>
                <text:list>
                  <text:list-item>
                    <text:p>git branch -d topic2</text:p>
                  </text:list-item>
                </text:list>
              </text:list-item>
            </text:list>
          </draw:text-box>
        </draw:frame>
        <draw:custom-shape draw:style-name="gr2" draw:text-style-name="P7" xml:id="id34" draw:id="id34" draw:layer="layout" svg:width="1cm" svg:height="1cm" svg:x="4.201cm" svg:y="17.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7" xml:id="id33" draw:id="id33" draw:layer="layout" svg:width="1cm" svg:height="1cm" svg:x="7.001cm" svg:y="17.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8" draw:layer="layout" svg:x1="7.001cm" svg:y1="18.303cm" svg:x2="5.201cm" svg:y2="18.303cm" draw:start-shape="id33" draw:start-glue-point="6" draw:end-shape="id34" draw:end-glue-point="10" svg:d="M7001 18303h-1800" svg:viewBox="0 0 1801 1">
          <text:p/>
        </draw:connector>
        <draw:frame draw:style-name="gr4" draw:text-style-name="P11" xml:id="id37" draw:id="id37" draw:layer="layout" svg:width="3.4cm" svg:height="0.962cm" svg:x="9.6cm" svg:y="13.538cm">
          <draw:text-box>
            <text:p text:style-name="P7">master</text:p>
          </draw:text-box>
        </draw:frame>
        <draw:frame draw:style-name="gr5" draw:text-style-name="P12" xml:id="id35" draw:id="id35" draw:layer="layout" svg:width="3.4cm" svg:height="0.962cm" svg:x="9.6cm" svg:y="19.74cm">
          <draw:text-box>
            <text:p text:style-name="P7">topic1</text:p>
          </draw:text-box>
        </draw:frame>
        <draw:connector draw:style-name="gr3" draw:text-style-name="P8" draw:layer="layout" svg:x1="11.3cm" svg:y1="19.74cm" svg:x2="11.3cm" svg:y2="18.8cm" draw:start-shape="id35" draw:start-glue-point="0" draw:end-shape="id36" draw:end-glue-point="8" svg:d="M11300 19740v-940" svg:viewBox="0 0 1 941">
          <text:p/>
        </draw:connector>
        <draw:custom-shape draw:style-name="gr2" draw:text-style-name="P7" xml:id="id36" draw:id="id36" draw:layer="layout" svg:width="1cm" svg:height="1cm" svg:x="10.8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8" draw:layer="layout" svg:x1="10.8cm" svg:y1="18.3cm" svg:x2="8.001cm" svg:y2="18.303cm" draw:start-shape="id36" draw:start-glue-point="6" draw:end-shape="id33" draw:end-glue-point="10" svg:d="M10800 18300h-1399v3h-1400" svg:viewBox="0 0 2800 4">
          <text:p/>
        </draw:connector>
        <draw:connector draw:style-name="gr3" draw:text-style-name="P8" draw:layer="layout" svg:x1="11.3cm" svg:y1="14.5cm" svg:x2="11.3cm" svg:y2="15.6cm" draw:start-shape="id37" draw:start-glue-point="2" draw:end-shape="id38" draw:end-glue-point="4" svg:d="M11300 14500v1100" svg:viewBox="0 0 1 1101">
          <text:p/>
        </draw:connector>
        <draw:custom-shape draw:style-name="gr2" draw:text-style-name="P7" xml:id="id38" draw:id="id38" draw:layer="layout" svg:width="1cm" svg:height="1cm" svg:x="10.8cm" svg:y="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8" draw:layer="layout" draw:type="line" svg:x1="10.946cm" svg:y1="16.454cm" svg:x2="7.855cm" svg:y2="17.949cm" draw:start-shape="id38" draw:start-glue-point="7" draw:end-shape="id33" draw:end-glue-point="11" svg:d="M10946 16454l-3091 1495" svg:viewBox="0 0 3092 1496">
          <text:p/>
        </draw:connector>
        <presentation:notes draw:style-name="dp2">
          <draw:page-thumbnail draw:style-name="gr1" draw:layer="layout" svg:width="17cm" svg:height="9.56cm" svg:x="2cm" svg:y="2.5cm" draw:page-number="31" presentation:class="page"/>
          <draw:frame presentation:style-name="pr6" draw:text-style-name="P5" draw:layer="layout" svg:width="17cm" svg:height="14cm" svg:x="2cm" svg:y="13cm" presentation:class="notes" presentation:placeholder="true">
            <draw:text-box/>
          </draw:frame>
        </presentation:notes>
      </draw:page>
      <draw:page draw:name="page32" draw:style-name="dp1" draw:master-page-name="Vintage" presentation:presentation-page-layout-name="AL2T1">
        <draw:frame presentation:style-name="pr4" draw:layer="layout" svg:width="22.5cm" svg:height="3.067cm" svg:x="1.4cm" svg:y="0.8cm" presentation:class="title">
          <draw:text-box>
            <text:p>サーバーへアップロード</text:p>
          </draw:text-box>
        </draw:frame>
        <draw:frame presentation:style-name="pr5" draw:layer="layout" svg:width="25.2cm" svg:height="12.179cm" svg:x="1.4cm" svg:y="5.066cm" presentation:class="outline" presentation:user-transformed="true">
          <draw:text-box>
            <text:list text:style-name="L2">
              <text:list-item>
                <text:p>現在のmasterの内容をサーバーへアップロード!</text:p>
              </text:list-item>
              <text:list-item>
                <text:p>割り込み作業のトピックブランチの変更しか含まれていない</text:p>
              </text:list-item>
            </text:list>
          </draw:text-box>
        </draw:frame>
        <presentation:notes draw:style-name="dp2">
          <draw:page-thumbnail draw:style-name="gr1" draw:layer="layout" svg:width="17cm" svg:height="9.56cm" svg:x="2cm" svg:y="2.5cm" draw:page-number="32" presentation:class="page"/>
          <draw:frame presentation:style-name="pr6" draw:text-style-name="P1" draw:layer="layout" svg:width="17cm" svg:height="14cm" svg:x="2cm" svg:y="13cm" presentation:class="notes" presentation:placeholder="true">
            <draw:text-box/>
          </draw:frame>
        </presentation:notes>
      </draw:page>
      <draw:page draw:name="page33" draw:style-name="dp1" draw:master-page-name="Vintage" presentation:presentation-page-layout-name="AL2T1">
        <office:forms form:automatic-focus="false" form:apply-design-mode="false"/>
        <draw:frame presentation:style-name="pr8" draw:layer="layout" svg:width="22.5cm" svg:height="3.117cm" svg:x="1.4cm" svg:y="0.775cm" presentation:class="title" presentation:user-transformed="true">
          <draw:text-box>
            <text:p>デザイン改修のトピックブランチに切り替える</text:p>
          </draw:text-box>
        </draw:frame>
        <draw:frame presentation:style-name="pr5" draw:layer="layout" svg:width="25.2cm" svg:height="12.179cm" svg:x="1.4cm" svg:y="5.066cm" presentation:class="outline">
          <draw:text-box>
            <text:list text:style-name="L2">
              <text:list-item>
                <text:p>デザイン改修のトピックブランチに切り替える</text:p>
                <text:list>
                  <text:list-item>
                    <text:p>git checkout topic1</text:p>
                  </text:list-item>
                </text:list>
              </text:list-item>
            </text:list>
          </draw:text-box>
        </draw:frame>
        <draw:custom-shape draw:style-name="gr2" draw:text-style-name="P7" xml:id="id40" draw:id="id40" draw:layer="layout" svg:width="1cm" svg:height="1cm" svg:x="4.201cm" svg:y="17.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7" xml:id="id39" draw:id="id39" draw:layer="layout" svg:width="1cm" svg:height="1cm" svg:x="7.001cm" svg:y="17.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8" draw:layer="layout" svg:x1="7.001cm" svg:y1="18.303cm" svg:x2="5.201cm" svg:y2="18.303cm" draw:start-shape="id39" draw:start-glue-point="6" draw:end-shape="id40" draw:end-glue-point="10" svg:d="M7001 18303h-1800" svg:viewBox="0 0 1801 1">
          <text:p/>
        </draw:connector>
        <draw:frame draw:style-name="gr5" draw:text-style-name="P12" xml:id="id43" draw:id="id43" draw:layer="layout" svg:width="3.4cm" svg:height="0.962cm" svg:x="9.6cm" svg:y="13.538cm">
          <draw:text-box>
            <text:p text:style-name="P7">master</text:p>
          </draw:text-box>
        </draw:frame>
        <draw:frame draw:style-name="gr4" draw:text-style-name="P11" xml:id="id41" draw:id="id41" draw:layer="layout" svg:width="3.4cm" svg:height="0.962cm" svg:x="9.6cm" svg:y="19.74cm">
          <draw:text-box>
            <text:p text:style-name="P7">topic1</text:p>
          </draw:text-box>
        </draw:frame>
        <draw:connector draw:style-name="gr3" draw:text-style-name="P8" draw:layer="layout" svg:x1="11.3cm" svg:y1="19.74cm" svg:x2="11.3cm" svg:y2="18.8cm" draw:start-shape="id41" draw:start-glue-point="0" draw:end-shape="id42" draw:end-glue-point="8" svg:d="M11300 19740v-940" svg:viewBox="0 0 1 941">
          <text:p/>
        </draw:connector>
        <draw:custom-shape draw:style-name="gr2" draw:text-style-name="P7" xml:id="id42" draw:id="id42" draw:layer="layout" svg:width="1cm" svg:height="1cm" svg:x="10.8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8" draw:layer="layout" svg:x1="10.8cm" svg:y1="18.3cm" svg:x2="8.001cm" svg:y2="18.303cm" draw:start-shape="id42" draw:start-glue-point="6" draw:end-shape="id39" draw:end-glue-point="10" svg:d="M10800 18300h-1399v3h-1400" svg:viewBox="0 0 2800 4">
          <text:p/>
        </draw:connector>
        <draw:connector draw:style-name="gr3" draw:text-style-name="P8" draw:layer="layout" svg:x1="11.3cm" svg:y1="14.5cm" svg:x2="11.3cm" svg:y2="15.6cm" draw:start-shape="id43" draw:start-glue-point="2" draw:end-shape="id44" draw:end-glue-point="4" svg:d="M11300 14500v1100" svg:viewBox="0 0 1 1101">
          <text:p/>
        </draw:connector>
        <draw:custom-shape draw:style-name="gr2" draw:text-style-name="P7" xml:id="id44" draw:id="id44" draw:layer="layout" svg:width="1cm" svg:height="1cm" svg:x="10.8cm" svg:y="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8" draw:layer="layout" draw:type="line" svg:x1="10.946cm" svg:y1="16.454cm" svg:x2="7.855cm" svg:y2="17.949cm" draw:start-shape="id44" draw:start-glue-point="7" draw:end-shape="id39" draw:end-glue-point="11" svg:d="M10946 16454l-3091 1495" svg:viewBox="0 0 3092 1496">
          <text:p/>
        </draw:connector>
        <presentation:notes draw:style-name="dp2">
          <draw:page-thumbnail draw:style-name="gr1" draw:layer="layout" svg:width="17cm" svg:height="9.56cm" svg:x="2cm" svg:y="2.5cm" draw:page-number="33" presentation:class="page"/>
          <draw:frame presentation:style-name="pr6" draw:text-style-name="P1" draw:layer="layout" svg:width="17cm" svg:height="14cm" svg:x="2cm" svg:y="13cm" presentation:class="notes" presentation:placeholder="true">
            <draw:text-box/>
          </draw:frame>
        </presentation:notes>
      </draw:page>
      <draw:page draw:name="page34" draw:style-name="dp1" draw:master-page-name="Vintage" presentation:presentation-page-layout-name="AL2T1">
        <office:forms form:automatic-focus="false" form:apply-design-mode="false"/>
        <draw:frame presentation:style-name="pr4" draw:layer="layout" svg:width="22.5cm" svg:height="3.067cm" svg:x="1.4cm" svg:y="0.8cm" presentation:class="title" presentation:user-transformed="true">
          <draw:text-box>
            <text:p>割り込み作業の変更を取り込む</text:p>
          </draw:text-box>
        </draw:frame>
        <draw:frame presentation:style-name="pr5" draw:layer="layout" svg:width="25.2cm" svg:height="12.179cm" svg:x="1.4cm" svg:y="5.066cm" presentation:class="outline">
          <draw:text-box>
            <text:list text:style-name="L2">
              <text:list-item>
                <text:p>忘れないうちに割り込み作業の変更を取り込む (マージする)</text:p>
                <text:list>
                  <text:list-item>
                    <text:p>git merge master</text:p>
                  </text:list-item>
                </text:list>
              </text:list-item>
            </text:list>
          </draw:text-box>
        </draw:frame>
        <draw:custom-shape draw:style-name="gr2" draw:text-style-name="P7" xml:id="id46" draw:id="id46" draw:layer="layout" svg:width="1cm" svg:height="1cm" svg:x="4.201cm" svg:y="17.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7" xml:id="id45" draw:id="id45" draw:layer="layout" svg:width="1cm" svg:height="1cm" svg:x="7.001cm" svg:y="17.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8" draw:layer="layout" svg:x1="7.001cm" svg:y1="18.303cm" svg:x2="5.201cm" svg:y2="18.303cm" draw:start-shape="id45" draw:start-glue-point="6" draw:end-shape="id46" draw:end-glue-point="10" svg:d="M7001 18303h-1800" svg:viewBox="0 0 1801 1">
          <text:p/>
        </draw:connector>
        <draw:frame draw:style-name="gr5" draw:text-style-name="P12" xml:id="id50" draw:id="id50" draw:layer="layout" svg:width="3.4cm" svg:height="0.962cm" svg:x="9.6cm" svg:y="13.538cm">
          <draw:text-box>
            <text:p text:style-name="P7">master</text:p>
          </draw:text-box>
        </draw:frame>
        <draw:frame draw:style-name="gr4" draw:text-style-name="P11" xml:id="id47" draw:id="id47" draw:layer="layout" svg:width="3.4cm" svg:height="0.962cm" svg:x="13cm" svg:y="19.74cm">
          <draw:text-box>
            <text:p text:style-name="P7">topic1</text:p>
          </draw:text-box>
        </draw:frame>
        <draw:connector draw:style-name="gr3" draw:text-style-name="P8" draw:layer="layout" svg:x1="14.7cm" svg:y1="19.74cm" svg:x2="14.7cm" svg:y2="18.8cm" draw:start-shape="id47" draw:start-glue-point="0" draw:end-shape="id48" draw:end-glue-point="8" svg:d="M14700 19740v-940" svg:viewBox="0 0 1 941">
          <text:p/>
        </draw:connector>
        <draw:custom-shape draw:style-name="gr2" draw:text-style-name="P7" xml:id="id49" draw:id="id49" draw:layer="layout" svg:width="1cm" svg:height="1cm" svg:x="10.8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8" draw:layer="layout" svg:x1="10.8cm" svg:y1="18.3cm" svg:x2="8.001cm" svg:y2="18.303cm" draw:start-shape="id49" draw:start-glue-point="6" draw:end-shape="id45" draw:end-glue-point="10" svg:d="M10800 18300h-1399v3h-1400" svg:viewBox="0 0 2800 4">
          <text:p/>
        </draw:connector>
        <draw:connector draw:style-name="gr3" draw:text-style-name="P8" draw:layer="layout" svg:x1="11.3cm" svg:y1="14.5cm" svg:x2="11.3cm" svg:y2="15.6cm" draw:start-shape="id50" draw:start-glue-point="2" draw:end-shape="id51" draw:end-glue-point="4" svg:d="M11300 14500v1100" svg:viewBox="0 0 1 1101">
          <text:p/>
        </draw:connector>
        <draw:custom-shape draw:style-name="gr2" draw:text-style-name="P7" xml:id="id51" draw:id="id51" draw:layer="layout" svg:width="1cm" svg:height="1cm" svg:x="10.8cm" svg:y="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8" draw:layer="layout" draw:type="line" svg:x1="10.946cm" svg:y1="16.454cm" svg:x2="7.855cm" svg:y2="17.949cm" draw:start-shape="id51" draw:start-glue-point="7" draw:end-shape="id45" draw:end-glue-point="11" svg:d="M10946 16454l-3091 1495" svg:viewBox="0 0 3092 1496">
          <text:p/>
        </draw:connector>
        <draw:custom-shape draw:style-name="gr2" draw:text-style-name="P7" xml:id="id48" draw:id="id48" draw:layer="layout" svg:width="1cm" svg:height="1cm" svg:x="14.2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8" draw:layer="layout" svg:x1="14.2cm" svg:y1="18.3cm" svg:x2="11.8cm" svg:y2="18.3cm" draw:start-shape="id48" draw:start-glue-point="6" draw:end-shape="id49" draw:end-glue-point="10" svg:d="M14200 18300h-2400" svg:viewBox="0 0 2401 1">
          <text:p/>
        </draw:connector>
        <draw:connector draw:style-name="gr3" draw:text-style-name="P8" draw:layer="layout" draw:type="line" svg:x1="14.346cm" svg:y1="17.946cm" svg:x2="11.654cm" svg:y2="16.454cm" draw:start-shape="id48" draw:start-glue-point="5" draw:end-shape="id51" draw:end-glue-point="9" svg:d="M14346 17946l-2692-1492" svg:viewBox="0 0 2693 1493">
          <text:p/>
        </draw:connector>
        <presentation:notes draw:style-name="dp2">
          <draw:page-thumbnail draw:style-name="gr1" draw:layer="layout" svg:width="17cm" svg:height="9.56cm" svg:x="2cm" svg:y="2.5cm" draw:page-number="34" presentation:class="page"/>
          <draw:frame presentation:style-name="pr6" draw:text-style-name="P5" draw:layer="layout" svg:width="17cm" svg:height="14cm" svg:x="2cm" svg:y="13cm" presentation:class="notes" presentation:placeholder="true">
            <draw:text-box/>
          </draw:frame>
        </presentation:notes>
      </draw:page>
      <draw:page draw:name="page35" draw:style-name="dp1" draw:master-page-name="Vintage" presentation:presentation-page-layout-name="AL2T1">
        <office:forms form:automatic-focus="false" form:apply-design-mode="false"/>
        <draw:frame presentation:style-name="pr4" draw:layer="layout" svg:width="22.5cm" svg:height="3.067cm" svg:x="1.4cm" svg:y="0.8cm" presentation:class="title" presentation:user-transformed="true">
          <draw:text-box>
            <text:p>デザイン改修の続きをする</text:p>
          </draw:text-box>
        </draw:frame>
        <draw:frame presentation:style-name="pr5" draw:layer="layout" svg:width="25.2cm" svg:height="12.179cm" svg:x="1.4cm" svg:y="5.066cm" presentation:class="outline">
          <draw:text-box>
            <text:list text:style-name="L2">
              <text:list-item>
                <text:p>デザイン改修の続きを行う</text:p>
              </text:list-item>
              <text:list-item>
                <text:p>終わったらコミット</text:p>
                <text:list>
                  <text:list-item>
                    <text:p>git add .</text:p>
                  </text:list-item>
                  <text:list-item>
                    <text:p>git commit</text:p>
                  </text:list-item>
                </text:list>
              </text:list-item>
            </text:list>
          </draw:text-box>
        </draw:frame>
        <draw:custom-shape draw:style-name="gr2" draw:text-style-name="P7" xml:id="id53" draw:id="id53" draw:layer="layout" svg:width="1cm" svg:height="1cm" svg:x="4.201cm" svg:y="17.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7" xml:id="id52" draw:id="id52" draw:layer="layout" svg:width="1cm" svg:height="1cm" svg:x="7.001cm" svg:y="17.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8" draw:layer="layout" svg:x1="7.001cm" svg:y1="18.303cm" svg:x2="5.201cm" svg:y2="18.303cm" draw:start-shape="id52" draw:start-glue-point="6" draw:end-shape="id53" draw:end-glue-point="10" svg:d="M7001 18303h-1800" svg:viewBox="0 0 1801 1">
          <text:p/>
        </draw:connector>
        <draw:frame draw:style-name="gr5" draw:text-style-name="P12" xml:id="id57" draw:id="id57" draw:layer="layout" svg:width="3.4cm" svg:height="0.962cm" svg:x="9.6cm" svg:y="13.538cm">
          <draw:text-box>
            <text:p text:style-name="P7">master</text:p>
          </draw:text-box>
        </draw:frame>
        <draw:frame draw:style-name="gr4" draw:text-style-name="P11" xml:id="id54" draw:id="id54" draw:layer="layout" svg:width="3.4cm" svg:height="0.962cm" svg:x="16.1cm" svg:y="19.8cm">
          <draw:text-box>
            <text:p text:style-name="P7">topic1</text:p>
          </draw:text-box>
        </draw:frame>
        <draw:connector draw:style-name="gr3" draw:text-style-name="P8" draw:layer="layout" svg:x1="17.8cm" svg:y1="19.8cm" svg:x2="17.8cm" svg:y2="18.8cm" draw:start-shape="id54" draw:start-glue-point="0" draw:end-shape="id55" draw:end-glue-point="8" svg:d="M17800 19800v-1000" svg:viewBox="0 0 1 1001">
          <text:p/>
        </draw:connector>
        <draw:custom-shape draw:style-name="gr2" draw:text-style-name="P7" xml:id="id56" draw:id="id56" draw:layer="layout" svg:width="1cm" svg:height="1cm" svg:x="10.8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8" draw:layer="layout" svg:x1="10.8cm" svg:y1="18.3cm" svg:x2="8.001cm" svg:y2="18.303cm" draw:start-shape="id56" draw:start-glue-point="6" draw:end-shape="id52" draw:end-glue-point="10" svg:d="M10800 18300h-1399v3h-1400" svg:viewBox="0 0 2800 4">
          <text:p/>
        </draw:connector>
        <draw:connector draw:style-name="gr3" draw:text-style-name="P8" draw:layer="layout" svg:x1="11.3cm" svg:y1="14.5cm" svg:x2="11.3cm" svg:y2="15.6cm" draw:start-shape="id57" draw:start-glue-point="2" draw:end-shape="id58" draw:end-glue-point="4" svg:d="M11300 14500v1100" svg:viewBox="0 0 1 1101">
          <text:p/>
        </draw:connector>
        <draw:custom-shape draw:style-name="gr2" draw:text-style-name="P7" xml:id="id58" draw:id="id58" draw:layer="layout" svg:width="1cm" svg:height="1cm" svg:x="10.8cm" svg:y="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8" draw:layer="layout" draw:type="line" svg:x1="10.946cm" svg:y1="16.454cm" svg:x2="7.855cm" svg:y2="17.949cm" draw:start-shape="id58" draw:start-glue-point="7" draw:end-shape="id52" draw:end-glue-point="11" svg:d="M10946 16454l-3091 1495" svg:viewBox="0 0 3092 1496">
          <text:p/>
        </draw:connector>
        <draw:custom-shape draw:style-name="gr2" draw:text-style-name="P7" xml:id="id59" draw:id="id59" draw:layer="layout" svg:width="1cm" svg:height="1cm" svg:x="14.2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8" draw:layer="layout" svg:x1="14.2cm" svg:y1="18.3cm" svg:x2="11.8cm" svg:y2="18.3cm" draw:start-shape="id59" draw:start-glue-point="6" draw:end-shape="id56" draw:end-glue-point="10" svg:d="M14200 18300h-2400" svg:viewBox="0 0 2401 1">
          <text:p/>
        </draw:connector>
        <draw:connector draw:style-name="gr3" draw:text-style-name="P8" draw:layer="layout" draw:type="line" svg:x1="14.346cm" svg:y1="17.946cm" svg:x2="11.654cm" svg:y2="16.454cm" draw:start-shape="id59" draw:start-glue-point="5" draw:end-shape="id58" draw:end-glue-point="9" svg:d="M14346 17946l-2692-1492" svg:viewBox="0 0 2693 1493">
          <text:p/>
        </draw:connector>
        <draw:custom-shape draw:style-name="gr2" draw:text-style-name="P7" xml:id="id55" draw:id="id55" draw:layer="layout" svg:width="1cm" svg:height="1cm" svg:x="17.3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8" draw:layer="layout" svg:x1="17.3cm" svg:y1="18.3cm" svg:x2="15.2cm" svg:y2="18.3cm" draw:start-shape="id55" draw:start-glue-point="6" draw:end-shape="id59" draw:end-glue-point="10" svg:d="M17300 18300h-2100" svg:viewBox="0 0 2101 1">
          <text:p/>
        </draw:connector>
        <presentation:notes draw:style-name="dp2">
          <draw:page-thumbnail draw:style-name="gr1" draw:layer="layout" svg:width="17cm" svg:height="9.56cm" svg:x="2cm" svg:y="2.5cm" draw:page-number="35" presentation:class="page"/>
          <draw:frame presentation:style-name="pr6" draw:text-style-name="P5" draw:layer="layout" svg:width="17cm" svg:height="14cm" svg:x="2cm" svg:y="13cm" presentation:class="notes" presentation:placeholder="true">
            <draw:text-box/>
          </draw:frame>
        </presentation:notes>
      </draw:page>
      <draw:page draw:name="page36" draw:style-name="dp1" draw:master-page-name="Vintage" presentation:presentation-page-layout-name="AL2T1">
        <office:forms form:automatic-focus="false" form:apply-design-mode="false"/>
        <draw:frame presentation:style-name="pr4" draw:layer="layout" svg:width="22.5cm" svg:height="3.067cm" svg:x="1.4cm" svg:y="0.8cm" presentation:class="title">
          <draw:text-box>
            <text:p>トピックブランチをマージする</text:p>
          </draw:text-box>
        </draw:frame>
        <draw:frame presentation:style-name="pr5" draw:layer="layout" svg:width="25.2cm" svg:height="12.179cm" svg:x="1.4cm" svg:y="5.066cm" presentation:class="outline">
          <draw:text-box>
            <text:list text:style-name="L2">
              <text:list-item>
                <text:p>デザイン改修が終わったのでmasterにマージする</text:p>
                <text:list>
                  <text:list-item>
                    <text:p>git checkout master</text:p>
                  </text:list-item>
                  <text:list-item>
                    <text:p>git merge topic1</text:p>
                  </text:list-item>
                </text:list>
              </text:list-item>
            </text:list>
          </draw:text-box>
        </draw:frame>
        <draw:custom-shape draw:style-name="gr2" draw:text-style-name="P7" xml:id="id61" draw:id="id61" draw:layer="layout" svg:width="1cm" svg:height="1cm" svg:x="4.201cm" svg:y="17.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7" xml:id="id60" draw:id="id60" draw:layer="layout" svg:width="1cm" svg:height="1cm" svg:x="7.001cm" svg:y="17.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8" draw:layer="layout" svg:x1="7.001cm" svg:y1="18.303cm" svg:x2="5.201cm" svg:y2="18.303cm" draw:start-shape="id60" draw:start-glue-point="6" draw:end-shape="id61" draw:end-glue-point="10" svg:d="M7001 18303h-1800" svg:viewBox="0 0 1801 1">
          <text:p/>
        </draw:connector>
        <draw:frame draw:style-name="gr5" draw:text-style-name="P12" xml:id="id65" draw:id="id65" draw:layer="layout" svg:width="3.4cm" svg:height="0.962cm" svg:x="16.1cm" svg:y="13.438cm">
          <draw:text-box>
            <text:p text:style-name="P7">master</text:p>
          </draw:text-box>
        </draw:frame>
        <draw:frame draw:style-name="gr4" draw:text-style-name="P11" xml:id="id62" draw:id="id62" draw:layer="layout" svg:width="3.4cm" svg:height="0.962cm" svg:x="16.1cm" svg:y="19.8cm">
          <draw:text-box>
            <text:p text:style-name="P7">topic1</text:p>
          </draw:text-box>
        </draw:frame>
        <draw:connector draw:style-name="gr3" draw:text-style-name="P8" draw:layer="layout" svg:x1="17.8cm" svg:y1="19.8cm" svg:x2="17.8cm" svg:y2="18.8cm" draw:start-shape="id62" draw:start-glue-point="0" draw:end-shape="id63" draw:end-glue-point="8" svg:d="M17800 19800v-1000" svg:viewBox="0 0 1 1001">
          <text:p/>
        </draw:connector>
        <draw:custom-shape draw:style-name="gr2" draw:text-style-name="P7" xml:id="id64" draw:id="id64" draw:layer="layout" svg:width="1cm" svg:height="1cm" svg:x="10.8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8" draw:layer="layout" svg:x1="10.8cm" svg:y1="18.3cm" svg:x2="8.001cm" svg:y2="18.303cm" draw:start-shape="id64" draw:start-glue-point="6" draw:end-shape="id60" draw:end-glue-point="10" svg:d="M10800 18300h-1399v3h-1400" svg:viewBox="0 0 2800 4">
          <text:p/>
        </draw:connector>
        <draw:connector draw:style-name="gr3" draw:text-style-name="P8" draw:layer="layout" svg:x1="17.8cm" svg:y1="14.4cm" svg:x2="17.8cm" svg:y2="17.8cm" draw:start-shape="id65" draw:start-glue-point="2" draw:end-shape="id63" draw:end-glue-point="4" svg:d="M17800 14400v3400" svg:viewBox="0 0 1 3401">
          <text:p/>
        </draw:connector>
        <draw:custom-shape draw:style-name="gr2" draw:text-style-name="P7" xml:id="id66" draw:id="id66" draw:layer="layout" svg:width="1cm" svg:height="1cm" svg:x="10.8cm" svg:y="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8" draw:layer="layout" draw:type="line" svg:x1="10.946cm" svg:y1="16.454cm" svg:x2="7.855cm" svg:y2="17.949cm" draw:start-shape="id66" draw:start-glue-point="7" draw:end-shape="id60" draw:end-glue-point="11" svg:d="M10946 16454l-3091 1495" svg:viewBox="0 0 3092 1496">
          <text:p/>
        </draw:connector>
        <draw:custom-shape draw:style-name="gr2" draw:text-style-name="P7" xml:id="id67" draw:id="id67" draw:layer="layout" svg:width="1cm" svg:height="1cm" svg:x="14.2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8" draw:layer="layout" svg:x1="14.2cm" svg:y1="18.3cm" svg:x2="11.8cm" svg:y2="18.3cm" draw:start-shape="id67" draw:start-glue-point="6" draw:end-shape="id64" draw:end-glue-point="10" svg:d="M14200 18300h-2400" svg:viewBox="0 0 2401 1">
          <text:p/>
        </draw:connector>
        <draw:connector draw:style-name="gr3" draw:text-style-name="P8" draw:layer="layout" draw:type="line" svg:x1="14.346cm" svg:y1="17.946cm" svg:x2="11.654cm" svg:y2="16.454cm" draw:start-shape="id67" draw:start-glue-point="5" draw:end-shape="id66" draw:end-glue-point="9" svg:d="M14346 17946l-2692-1492" svg:viewBox="0 0 2693 1493">
          <text:p/>
        </draw:connector>
        <draw:custom-shape draw:style-name="gr2" draw:text-style-name="P7" xml:id="id63" draw:id="id63" draw:layer="layout" svg:width="1cm" svg:height="1cm" svg:x="17.3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8" draw:layer="layout" svg:x1="17.3cm" svg:y1="18.3cm" svg:x2="15.2cm" svg:y2="18.3cm" draw:start-shape="id63" draw:start-glue-point="6" draw:end-shape="id67" draw:end-glue-point="10" svg:d="M17300 18300h-2100" svg:viewBox="0 0 2101 1">
          <text:p/>
        </draw:connector>
        <presentation:notes draw:style-name="dp2">
          <draw:page-thumbnail draw:style-name="gr1" draw:layer="layout" svg:width="17cm" svg:height="9.56cm" svg:x="2cm" svg:y="2.5cm" draw:page-number="36" presentation:class="page"/>
          <draw:frame presentation:style-name="pr6" draw:text-style-name="P1" draw:layer="layout" svg:width="17cm" svg:height="14cm" svg:x="2cm" svg:y="13cm" presentation:class="notes" presentation:placeholder="true">
            <draw:text-box/>
          </draw:frame>
        </presentation:notes>
      </draw:page>
      <draw:page draw:name="page37" draw:style-name="dp1" draw:master-page-name="Vintage" presentation:presentation-page-layout-name="AL2T1">
        <office:forms form:automatic-focus="false" form:apply-design-mode="false"/>
        <draw:frame presentation:style-name="pr4" draw:layer="layout" svg:width="22.5cm" svg:height="3.067cm" svg:x="1.4cm" svg:y="0.8cm" presentation:class="title">
          <draw:text-box>
            <text:p>トピックブランチを削除する</text:p>
          </draw:text-box>
        </draw:frame>
        <draw:frame presentation:style-name="pr5" draw:layer="layout" svg:width="25.2cm" svg:height="12.179cm" svg:x="1.4cm" svg:y="5.066cm" presentation:class="outline">
          <draw:text-box>
            <text:list text:style-name="L2">
              <text:list-item>
                <text:p>不要なトピックブランチを削除する</text:p>
                <text:list>
                  <text:list-item>
                    <text:p>git branch -d topic1</text:p>
                  </text:list-item>
                </text:list>
              </text:list-item>
            </text:list>
          </draw:text-box>
        </draw:frame>
        <draw:custom-shape draw:style-name="gr2" draw:text-style-name="P7" xml:id="id69" draw:id="id69" draw:layer="layout" svg:width="1cm" svg:height="1cm" svg:x="4.201cm" svg:y="17.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7" xml:id="id68" draw:id="id68" draw:layer="layout" svg:width="1cm" svg:height="1cm" svg:x="7.001cm" svg:y="17.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8" draw:layer="layout" svg:x1="7.001cm" svg:y1="18.303cm" svg:x2="5.201cm" svg:y2="18.303cm" draw:start-shape="id68" draw:start-glue-point="6" draw:end-shape="id69" draw:end-glue-point="10" svg:d="M7001 18303h-1800" svg:viewBox="0 0 1801 1">
          <text:p/>
        </draw:connector>
        <draw:frame draw:style-name="gr5" draw:text-style-name="P13" xml:id="id71" draw:id="id71" draw:layer="layout" svg:width="3.4cm" svg:height="0.962cm" svg:x="16.1cm" svg:y="13.438cm">
          <draw:text-box>
            <text:p text:style-name="P7"><text:span text:style-name="T2">master</text:span></text:p>
          </draw:text-box>
        </draw:frame>
        <draw:custom-shape draw:style-name="gr2" draw:text-style-name="P7" xml:id="id70" draw:id="id70" draw:layer="layout" svg:width="1cm" svg:height="1cm" svg:x="10.8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8" draw:layer="layout" svg:x1="10.8cm" svg:y1="18.3cm" svg:x2="8.001cm" svg:y2="18.303cm" draw:start-shape="id70" draw:start-glue-point="6" draw:end-shape="id68" draw:end-glue-point="10" svg:d="M10800 18300h-1399v3h-1400" svg:viewBox="0 0 2800 4">
          <text:p/>
        </draw:connector>
        <draw:connector draw:style-name="gr3" draw:text-style-name="P8" draw:layer="layout" svg:x1="17.8cm" svg:y1="14.4cm" svg:x2="17.8cm" svg:y2="17.8cm" draw:start-shape="id71" draw:start-glue-point="2" draw:end-shape="id72" draw:end-glue-point="4" svg:d="M17800 14400v3400" svg:viewBox="0 0 1 3401">
          <text:p/>
        </draw:connector>
        <draw:custom-shape draw:style-name="gr2" draw:text-style-name="P7" xml:id="id73" draw:id="id73" draw:layer="layout" svg:width="1cm" svg:height="1cm" svg:x="10.8cm" svg:y="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8" draw:layer="layout" draw:type="line" svg:x1="10.946cm" svg:y1="16.454cm" svg:x2="7.855cm" svg:y2="17.949cm" draw:start-shape="id73" draw:start-glue-point="7" draw:end-shape="id68" draw:end-glue-point="11" svg:d="M10946 16454l-3091 1495" svg:viewBox="0 0 3092 1496">
          <text:p/>
        </draw:connector>
        <draw:custom-shape draw:style-name="gr2" draw:text-style-name="P7" xml:id="id74" draw:id="id74" draw:layer="layout" svg:width="1cm" svg:height="1cm" svg:x="14.2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8" draw:layer="layout" svg:x1="14.2cm" svg:y1="18.3cm" svg:x2="11.8cm" svg:y2="18.3cm" draw:start-shape="id74" draw:start-glue-point="6" draw:end-shape="id70" draw:end-glue-point="10" svg:d="M14200 18300h-2400" svg:viewBox="0 0 2401 1">
          <text:p/>
        </draw:connector>
        <draw:connector draw:style-name="gr3" draw:text-style-name="P8" draw:layer="layout" draw:type="line" svg:x1="14.346cm" svg:y1="17.946cm" svg:x2="11.654cm" svg:y2="16.454cm" draw:start-shape="id74" draw:start-glue-point="5" draw:end-shape="id73" draw:end-glue-point="9" svg:d="M14346 17946l-2692-1492" svg:viewBox="0 0 2693 1493">
          <text:p/>
        </draw:connector>
        <draw:custom-shape draw:style-name="gr2" draw:text-style-name="P7" xml:id="id72" draw:id="id72" draw:layer="layout" svg:width="1cm" svg:height="1cm" svg:x="17.3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8" draw:layer="layout" svg:x1="17.3cm" svg:y1="18.3cm" svg:x2="15.2cm" svg:y2="18.3cm" draw:start-shape="id72" draw:start-glue-point="6" draw:end-shape="id74" draw:end-glue-point="10" svg:d="M17300 18300h-2100" svg:viewBox="0 0 2101 1">
          <text:p/>
        </draw:connector>
        <presentation:notes draw:style-name="dp2">
          <draw:page-thumbnail draw:style-name="gr1" draw:layer="layout" svg:width="17cm" svg:height="9.56cm" svg:x="2cm" svg:y="2.5cm" draw:page-number="37" presentation:class="page"/>
          <draw:frame presentation:style-name="pr6" draw:text-style-name="P5" draw:layer="layout" svg:width="17cm" svg:height="14cm" svg:x="2cm" svg:y="13cm" presentation:class="notes" presentation:placeholder="true">
            <draw:text-box/>
          </draw:frame>
        </presentation:notes>
      </draw:page>
      <draw:page draw:name="page38" draw:style-name="dp1" draw:master-page-name="Vintage" presentation:presentation-page-layout-name="AL2T1">
        <draw:frame presentation:style-name="pr4" draw:layer="layout" svg:width="22.5cm" svg:height="3.067cm" svg:x="1.4cm" svg:y="0.8cm" presentation:class="title">
          <draw:text-box>
            <text:p>サーバーへアップロード</text:p>
          </draw:text-box>
        </draw:frame>
        <draw:frame presentation:style-name="pr5" draw:layer="layout" svg:width="25.2cm" svg:height="12.179cm" svg:x="1.4cm" svg:y="5.066cm" presentation:class="outline" presentation:user-transformed="true">
          <draw:text-box>
            <text:list text:style-name="L2">
              <text:list-item>
                <text:p>現在のmasterの内容をサーバーへアップロード!</text:p>
              </text:list-item>
              <text:list-item>
                <text:p>デザイン改修のトピックブランチの変更と割り込み作業のトピックブランチとの変更がちゃんと含まれている!</text:p>
              </text:list-item>
            </text:list>
          </draw:text-box>
        </draw:frame>
        <presentation:notes draw:style-name="dp2">
          <draw:page-thumbnail draw:style-name="gr1" draw:layer="layout" svg:width="17cm" svg:height="9.56cm" svg:x="2cm" svg:y="2.5cm" draw:page-number="38" presentation:class="page"/>
          <draw:frame presentation:style-name="pr6" draw:text-style-name="P5" draw:layer="layout" svg:width="17cm" svg:height="14cm" svg:x="2cm" svg:y="13cm" presentation:class="notes" presentation:placeholder="true">
            <draw:text-box/>
          </draw:frame>
        </presentation:notes>
      </draw:page>
      <draw:page draw:name="page39" draw:style-name="dp1" draw:master-page-name="Vintage" presentation:presentation-page-layout-name="AL2T1">
        <draw:frame presentation:style-name="pr4" draw:layer="layout" svg:width="22.5cm" svg:height="3.067cm" svg:x="1.4cm" svg:y="0.8cm" presentation:class="title">
          <draw:text-box>
            <text:p>トピックブランチまとめ</text:p>
          </draw:text-box>
        </draw:frame>
        <draw:frame presentation:style-name="pr5" draw:layer="layout" svg:width="25.2cm" svg:height="12.179cm" svg:x="1.4cm" svg:y="5.066cm" presentation:class="outline">
          <draw:text-box>
            <text:list text:style-name="L2">
              <text:list-item>
                <text:p>トピックブランチで作業をすると、急な割り込み作業への対処がやりやすい</text:p>
              </text:list-item>
              <text:list-item>
                <text:p>ひとまずブランチを切ってから作業をする癖が付いているとよさげな感じ</text:p>
              </text:list-item>
            </text:list>
          </draw:text-box>
        </draw:frame>
        <presentation:notes draw:style-name="dp2">
          <draw:page-thumbnail draw:style-name="gr1" draw:layer="layout" svg:width="17cm" svg:height="9.56cm" svg:x="2cm" svg:y="2.5cm" draw:page-number="39" presentation:class="page"/>
          <draw:frame presentation:style-name="pr6" draw:text-style-name="P1" draw:layer="layout" svg:width="17cm" svg:height="14cm" svg:x="2cm" svg:y="13cm" presentation:class="notes" presentation:placeholder="true">
            <draw:text-box/>
          </draw:frame>
        </presentation:notes>
      </draw:page>
      <draw:page draw:name="page40" draw:style-name="dp1" draw:master-page-name="Vintage" presentation:presentation-page-layout-name="AL1T0">
        <draw:frame presentation:style-name="pr4" draw:layer="layout" svg:width="22.5cm" svg:height="3.067cm" svg:x="1.4cm" svg:y="0.8cm" presentation:class="title" presentation:placeholder="true">
          <draw:text-box/>
        </draw:frame>
        <draw:frame presentation:style-name="pr7" draw:text-style-name="P1" draw:layer="layout" svg:width="25.2cm" svg:height="12.179cm" svg:x="1.4cm" svg:y="5.066cm" presentation:class="subtitle">
          <draw:text-box>
            <text:p>歴史の改ざん</text:p>
          </draw:text-box>
        </draw:frame>
        <presentation:notes draw:style-name="dp2">
          <draw:page-thumbnail draw:style-name="gr1" draw:layer="layout" svg:width="17cm" svg:height="9.56cm" svg:x="2cm" svg:y="2.5cm" draw:page-number="40" presentation:class="page"/>
          <draw:frame presentation:style-name="pr6" draw:text-style-name="P1" draw:layer="layout" svg:width="17cm" svg:height="14cm" svg:x="2cm" svg:y="13cm" presentation:class="notes" presentation:placeholder="true">
            <draw:text-box/>
          </draw:frame>
        </presentation:notes>
      </draw:page>
      <draw:page draw:name="page41" draw:style-name="dp1" draw:master-page-name="Vintage" presentation:presentation-page-layout-name="AL1T0">
        <draw:frame presentation:style-name="pr2" draw:text-style-name="P14" draw:layer="layout" svg:width="25.2cm" svg:height="12.179cm" svg:x="1.4cm" svg:y="5.066cm" presentation:class="subtitle">
          <draw:text-box>
            <text:p><text:span text:style-name="T4">突然ですが、みなさん、</text:span></text:p>
            <text:p><text:span text:style-name="T4">こんな経験はないですか</text:span><text:span text:style-name="T4">?</text:span></text:p>
          </draw:text-box>
        </draw:frame>
        <draw:frame presentation:style-name="pr4" draw:layer="layout" svg:width="22.5cm" svg:height="3.067cm" svg:x="1.4cm" svg:y="0.8cm" presentation:class="title" presentation:placeholder="true">
          <draw:text-box/>
        </draw:frame>
        <presentation:notes draw:style-name="dp2">
          <draw:page-thumbnail draw:style-name="gr1" draw:layer="layout" svg:width="17cm" svg:height="9.56cm" svg:x="2cm" svg:y="2.5cm" draw:page-number="41" presentation:class="page"/>
          <draw:frame presentation:style-name="pr6" draw:text-style-name="P5" draw:layer="layout" svg:width="17cm" svg:height="14cm" svg:x="2cm" svg:y="13cm" presentation:class="notes" presentation:placeholder="true">
            <draw:text-box/>
          </draw:frame>
        </presentation:notes>
      </draw:page>
      <draw:page draw:name="page42" draw:style-name="dp1" draw:master-page-name="Vintage" presentation:presentation-page-layout-name="AL1T0">
        <draw:frame presentation:style-name="pr2" draw:text-style-name="P14" draw:layer="layout" svg:width="25.2cm" svg:height="12.179cm" svg:x="1.4cm" svg:y="5.066cm" presentation:class="subtitle">
          <draw:text-box>
            <text:p><text:span text:style-name="T4">コミットログ書き間違った</text:span><text:span text:style-name="T4">!</text:span></text:p>
          </draw:text-box>
        </draw:frame>
        <draw:frame presentation:style-name="pr4" draw:layer="layout" svg:width="22.5cm" svg:height="3.067cm" svg:x="1.4cm" svg:y="0.8cm" presentation:class="title" presentation:placeholder="true">
          <draw:text-box/>
        </draw:frame>
        <presentation:notes draw:style-name="dp2">
          <draw:page-thumbnail draw:style-name="gr1" draw:layer="layout" svg:width="17cm" svg:height="9.56cm" svg:x="2cm" svg:y="2.5cm" draw:page-number="42" presentation:class="page"/>
          <draw:frame presentation:style-name="pr6" draw:text-style-name="P5" draw:layer="layout" svg:width="17cm" svg:height="14cm" svg:x="2cm" svg:y="13cm" presentation:class="notes" presentation:placeholder="true">
            <draw:text-box/>
          </draw:frame>
        </presentation:notes>
      </draw:page>
      <draw:page draw:name="page43" draw:style-name="dp1" draw:master-page-name="Vintage" presentation:presentation-page-layout-name="AL1T0">
        <draw:frame presentation:style-name="pr2" draw:text-style-name="P14" draw:layer="layout" svg:width="25.2cm" svg:height="12.179cm" svg:x="1.4cm" svg:y="5.066cm" presentation:class="subtitle">
          <draw:text-box>
            <text:p><text:span text:style-name="T4">ソースコードにスペルミス発見</text:span><text:span text:style-name="T4">!</text:span></text:p>
            <text:p><text:span text:style-name="T4">修正するとコミットログが汚れる</text:span><text:span text:style-name="T4">...</text:span></text:p>
          </draw:text-box>
        </draw:frame>
        <draw:frame presentation:style-name="pr4" draw:layer="layout" svg:width="22.5cm" svg:height="3.067cm" svg:x="1.4cm" svg:y="0.8cm" presentation:class="title" presentation:placeholder="true">
          <draw:text-box/>
        </draw:frame>
        <draw:frame draw:style-name="gr6" draw:text-style-name="P15" draw:layer="layout" svg:width="18.8cm" svg:height="3.734cm" svg:x="5cm" svg:y="13.6cm">
          <draw:text-box>
            <text:list text:style-name="L4">
              <text:list-item>
                <text:p>スペルミス修正150122-1</text:p>
              </text:list-item>
              <text:list-item>
                <text:p>スペルミス修正150122</text:p>
              </text:list-item>
              <text:list-item>
                <text:p>コメントの日付を”一時間前”のように修正</text:p>
              </text:list-item>
              <text:list-item>
                <text:p>スペルミス修正150120</text:p>
              </text:list-item>
              <text:list-item>
                <text:p>...</text:p>
              </text:list-item>
            </text:list>
          </draw:text-box>
        </draw:frame>
        <presentation:notes draw:style-name="dp2">
          <draw:page-thumbnail draw:style-name="gr1" draw:layer="layout" svg:width="17cm" svg:height="9.56cm" svg:x="2cm" svg:y="2.5cm" draw:page-number="43" presentation:class="page"/>
          <draw:frame presentation:style-name="pr6" draw:text-style-name="P5" draw:layer="layout" svg:width="17cm" svg:height="14cm" svg:x="2cm" svg:y="13cm" presentation:class="notes" presentation:placeholder="true">
            <draw:text-box/>
          </draw:frame>
        </presentation:notes>
      </draw:page>
      <draw:page draw:name="page44" draw:style-name="dp1" draw:master-page-name="Vintage" presentation:presentation-page-layout-name="AL2T1">
        <draw:frame presentation:style-name="pr4" draw:layer="layout" svg:width="22.5cm" svg:height="3.067cm" svg:x="1.4cm" svg:y="0.8cm" presentation:class="title">
          <draw:text-box>
            <text:p>amend使う</text:p>
          </draw:text-box>
        </draw:frame>
        <draw:frame presentation:style-name="pr5" draw:layer="layout" svg:width="25.2cm" svg:height="12.179cm" svg:x="1.4cm" svg:y="5.066cm" presentation:class="outline">
          <draw:text-box>
            <text:list text:style-name="L2">
              <text:list-item>
                <text:p>直前のコミットをやり直すのはamendを使う</text:p>
                <text:list>
                  <text:list-item>
                    <text:p>git commit –amend</text:p>
                  </text:list-item>
                </text:list>
              </text:list-item>
              <text:list-item>
                <text:p>割とよくあるこういうミスに有効</text:p>
                <text:list>
                  <text:list-item>
                    <text:p>コミットログを書いてる途中でコミットしちゃった!</text:p>
                  </text:list-item>
                  <text:list-item>
                    <text:p>コミットに含めるべきファイルを忘れちゃった!</text:p>
                  </text:list-item>
                </text:list>
              </text:list-item>
            </text:list>
          </draw:text-box>
        </draw:frame>
        <presentation:notes draw:style-name="dp2">
          <draw:page-thumbnail draw:style-name="gr1" draw:layer="layout" svg:width="17cm" svg:height="9.56cm" svg:x="2cm" svg:y="2.5cm" draw:page-number="44" presentation:class="page"/>
          <draw:frame presentation:style-name="pr6" draw:text-style-name="P1" draw:layer="layout" svg:width="17cm" svg:height="14cm" svg:x="2cm" svg:y="13cm" presentation:class="notes" presentation:placeholder="true">
            <draw:text-box/>
          </draw:frame>
        </presentation:notes>
      </draw:page>
      <draw:page draw:name="page45" draw:style-name="dp1" draw:master-page-name="Vintage" presentation:presentation-page-layout-name="AL2T1">
        <draw:frame presentation:style-name="pr4" draw:layer="layout" svg:width="22.5cm" svg:height="3.067cm" svg:x="1.4cm" svg:y="0.8cm" presentation:class="title">
          <draw:text-box>
            <text:p>やってみよう!</text:p>
          </draw:text-box>
        </draw:frame>
        <draw:frame presentation:style-name="pr5" draw:layer="layout" svg:width="25.2cm" svg:height="12.179cm" svg:x="1.4cm" svg:y="5.066cm" presentation:class="outline">
          <draw:text-box>
            <text:list text:style-name="L2">
              <text:list-item>
                <text:p>実際に書き換えてみる (additemsブランチで)</text:p>
                <text:list>
                  <text:list-item>
                    <text:p>git checkout additems</text:p>
                  </text:list-item>
                </text:list>
              </text:list-item>
            </text:list>
          </draw:text-box>
        </draw:frame>
        <presentation:notes draw:style-name="dp2">
          <draw:page-thumbnail draw:style-name="gr1" draw:layer="layout" svg:width="17cm" svg:height="9.56cm" svg:x="2cm" svg:y="2.5cm" draw:page-number="45" presentation:class="page"/>
          <draw:frame presentation:style-name="pr6" draw:text-style-name="P1" draw:layer="layout" svg:width="17cm" svg:height="14cm" svg:x="2cm" svg:y="13cm" presentation:class="notes" presentation:placeholder="true">
            <draw:text-box/>
          </draw:frame>
        </presentation:notes>
      </draw:page>
      <draw:page draw:name="page46" draw:style-name="dp1" draw:master-page-name="Vintage" presentation:presentation-page-layout-name="AL2T1">
        <draw:frame presentation:style-name="pr4" draw:layer="layout" svg:width="22.5cm" svg:height="3.067cm" svg:x="1.4cm" svg:y="0.8cm" presentation:class="title">
          <draw:text-box>
            <text:p>やってみよう!</text:p>
          </draw:text-box>
        </draw:frame>
        <draw:frame presentation:style-name="pr5" draw:layer="layout" svg:width="25.2cm" svg:height="12.179cm" svg:x="1.4cm" svg:y="5.066cm" presentation:class="outline">
          <draw:text-box>
            <text:list text:style-name="L2">
              <text:list-item>
                <text:p>index.htmlを適当に書き換えて、コミットする</text:p>
                <text:list>
                  <text:list-item>
                    <text:p>git add .</text:p>
                  </text:list-item>
                  <text:list-item>
                    <text:p>git commit --amend</text:p>
                  </text:list-item>
                </text:list>
              </text:list-item>
            </text:list>
          </draw:text-box>
        </draw:frame>
        <presentation:notes draw:style-name="dp2">
          <draw:page-thumbnail draw:style-name="gr1" draw:layer="layout" svg:width="17cm" svg:height="9.56cm" svg:x="2cm" svg:y="2.5cm" draw:page-number="46" presentation:class="page"/>
          <draw:frame presentation:style-name="pr6" draw:text-style-name="P1" draw:layer="layout" svg:width="17cm" svg:height="14cm" svg:x="2cm" svg:y="13cm" presentation:class="notes" presentation:placeholder="true">
            <draw:text-box/>
          </draw:frame>
        </presentation:notes>
      </draw:page>
      <draw:page draw:name="page47" draw:style-name="dp1" draw:master-page-name="Vintage" presentation:presentation-page-layout-name="AL2T1">
        <office:forms form:automatic-focus="false" form:apply-design-mode="false"/>
        <draw:frame presentation:style-name="pr4" draw:layer="layout" svg:width="22.5cm" svg:height="3.067cm" svg:x="1.4cm" svg:y="0.8cm" presentation:class="title">
          <draw:text-box>
            <text:p>やってみよう!</text:p>
          </draw:text-box>
        </draw:frame>
        <draw:frame presentation:style-name="pr5" draw:layer="layout" svg:width="25.2cm" svg:height="12.179cm" svg:x="1.4cm" svg:y="5.066cm" presentation:class="outline">
          <draw:text-box>
            <text:list text:style-name="L2">
              <text:list-item>
                <text:p>差分を見ると、今回の変更が含まれているのがわかる</text:p>
                <text:list>
                  <text:list-item>
                    <text:p>git <text:s/>diff HEAD^ HEAD</text:p>
                  </text:list-item>
                </text:list>
              </text:list-item>
            </text:list>
          </draw:text-box>
        </draw:frame>
        <presentation:notes draw:style-name="dp2">
          <draw:page-thumbnail draw:style-name="gr1" draw:layer="layout" svg:width="17cm" svg:height="9.56cm" svg:x="2cm" svg:y="2.5cm" draw:page-number="47" presentation:class="page"/>
          <draw:frame presentation:style-name="pr6" draw:text-style-name="P5" draw:layer="layout" svg:width="17cm" svg:height="14cm" svg:x="2cm" svg:y="13cm" presentation:class="notes" presentation:placeholder="true">
            <draw:text-box/>
          </draw:frame>
        </presentation:notes>
      </draw:page>
      <draw:page draw:name="page48" draw:style-name="dp1" draw:master-page-name="Vintage" presentation:presentation-page-layout-name="AL2T1">
        <office:forms form:automatic-focus="false" form:apply-design-mode="false"/>
        <draw:frame presentation:style-name="pr4" draw:layer="layout" svg:width="22.5cm" svg:height="3.067cm" svg:x="1.4cm" svg:y="0.8cm" presentation:class="title">
          <draw:text-box>
            <text:p>それ以上はrebase -iで</text:p>
          </draw:text-box>
        </draw:frame>
        <draw:frame presentation:style-name="pr5" draw:layer="layout" svg:width="25.2cm" svg:height="12.179cm" svg:x="1.4cm" svg:y="5.066cm" presentation:class="outline" presentation:user-transformed="true">
          <draw:text-box>
            <text:list text:style-name="L2">
              <text:list-item>
                <text:p>昔のコミットをやり直すのはrebase -iで!</text:p>
              </text:list-item>
              <text:list-item>
                <text:p>コミットを修正するだけでなくて、結合や分割もできる</text:p>
              </text:list-item>
              <text:list-item>
                <text:p>三つくらい前のコミットからやり直す</text:p>
                <text:list>
                  <text:list-item>
                    <text:p>git rebase -i HEAD^^^</text:p>
                  </text:list-item>
                  <text:list-item>
                    <text:p>編集したいところをpick → editに</text:p>
                  </text:list-item>
                </text:list>
              </text:list-item>
              <text:list-item>
                <text:p>修正をしてコミットに含める</text:p>
                <text:list>
                  <text:list-item>
                    <text:p>git commit –amend</text:p>
                  </text:list-item>
                </text:list>
              </text:list-item>
              <text:list-item>
                <text:p>終わったらrebase –continue</text:p>
                <text:list>
                  <text:list-item>
                    <text:p>git rebase --continue</text:p>
                  </text:list-item>
                </text:list>
              </text:list-item>
            </text:list>
          </draw:text-box>
        </draw:frame>
        <presentation:notes draw:style-name="dp2">
          <draw:page-thumbnail draw:style-name="gr1" draw:layer="layout" svg:width="17cm" svg:height="9.56cm" svg:x="2cm" svg:y="2.5cm" draw:page-number="48" presentation:class="page"/>
          <draw:frame presentation:style-name="pr6" draw:text-style-name="P5" draw:layer="layout" svg:width="17cm" svg:height="14cm" svg:x="2cm" svg:y="13cm" presentation:class="notes" presentation:placeholder="true">
            <draw:text-box/>
          </draw:frame>
        </presentation:notes>
      </draw:page>
      <draw:page draw:name="page49" draw:style-name="dp1" draw:master-page-name="Vintage" presentation:presentation-page-layout-name="AL2T1">
        <office:forms form:automatic-focus="false" form:apply-design-mode="false"/>
        <draw:frame presentation:style-name="pr4" draw:layer="layout" svg:width="22.5cm" svg:height="3.067cm" svg:x="1.4cm" svg:y="0.8cm" presentation:class="title">
          <draw:text-box>
            <text:p>やってみよう!</text:p>
          </draw:text-box>
        </draw:frame>
        <draw:frame presentation:style-name="pr5" draw:layer="layout" svg:width="25.2cm" svg:height="12.179cm" svg:x="1.4cm" svg:y="5.066cm" presentation:class="outline">
          <draw:text-box>
            <text:list text:style-name="L2">
              <text:list-item>
                <text:p>三つくらい前のコミットあたりからやり直す</text:p>
                <text:list>
                  <text:list-item>
                    <text:p>git rebase -i HEAD^^^</text:p>
                  </text:list-item>
                  <text:list-item>
                    <text:p>編集したいところをpick → editに</text:p>
                  </text:list-item>
                </text:list>
              </text:list-item>
            </text:list>
          </draw:text-box>
        </draw:frame>
        <draw:frame draw:style-name="gr7" draw:text-style-name="P16" draw:layer="layout" svg:width="23.8cm" svg:height="9.494cm" svg:x="2.8cm" svg:y="10.695cm">
          <draw:text-box>
            <text:p>pick 7750dc6 first commit</text:p>
            <text:p>pick e992563 通り抜けフープを追加</text:p>
            <text:p>pick 62fad5e タイムふろしきを追加</text:p>
            <text:p/>
            <text:p># Rebase ecec74d..62fad5e onto ecec74d</text:p>
            <text:p>#</text:p>
            <text:p># Commands:</text:p>
            <text:p># <text:s/>p, pick = use commit</text:p>
            <text:p># <text:s/>r, reword = use commit, but edit the commit message</text:p>
            <text:p># <text:s/>e, edit = use commit, but stop for amending</text:p>
            <text:p># <text:s/>s, squash = use commit, but meld into previous commit</text:p>
            <text:p># <text:s/>f, fixup = like "squash", but discard this commit's log message</text:p>
            <text:p># <text:s/>x, exec = run command (the rest of the line) using shell</text:p>
          </draw:text-box>
        </draw:frame>
        <presentation:notes draw:style-name="dp2">
          <draw:page-thumbnail draw:style-name="gr1" draw:layer="layout" svg:width="17cm" svg:height="9.56cm" svg:x="2cm" svg:y="2.5cm" draw:page-number="49" presentation:class="page"/>
          <draw:frame presentation:style-name="pr6" draw:text-style-name="P1" draw:layer="layout" svg:width="17cm" svg:height="14cm" svg:x="2cm" svg:y="13cm" presentation:class="notes" presentation:placeholder="true">
            <draw:text-box/>
          </draw:frame>
        </presentation:notes>
      </draw:page>
      <draw:page draw:name="page50" draw:style-name="dp1" draw:master-page-name="Vintage" presentation:presentation-page-layout-name="AL2T1">
        <office:forms form:automatic-focus="false" form:apply-design-mode="false"/>
        <draw:frame presentation:style-name="pr4" draw:layer="layout" svg:width="22.5cm" svg:height="3.067cm" svg:x="1.4cm" svg:y="0.8cm" presentation:class="title">
          <draw:text-box>
            <text:p>やってみよう!</text:p>
          </draw:text-box>
        </draw:frame>
        <draw:frame presentation:style-name="pr5" draw:layer="layout" svg:width="25.2cm" svg:height="12.179cm" svg:x="1.4cm" svg:y="5.066cm" presentation:class="outline" presentation:user-transformed="true">
          <draw:text-box>
            <text:list text:style-name="L2">
              <text:list-item>
                <text:p>修正をしてコミットに含める</text:p>
                <text:list>
                  <text:list-item>
                    <text:p>git add .</text:p>
                  </text:list-item>
                  <text:list-item>
                    <text:p>git commit --amend</text:p>
                  </text:list-item>
                </text:list>
              </text:list-item>
              <text:list-item>
                <text:p>終わったらrebase --continue</text:p>
                <text:list>
                  <text:list-item>
                    <text:p>git rebase --continue</text:p>
                  </text:list-item>
                </text:list>
              </text:list-item>
              <text:list-item>
                <text:p>rebase中はgit statusで何すればいいかヒントが出る</text:p>
              </text:list-item>
            </text:list>
          </draw:text-box>
        </draw:frame>
        <presentation:notes draw:style-name="dp2">
          <draw:page-thumbnail draw:style-name="gr1" draw:layer="layout" svg:width="17cm" svg:height="9.56cm" svg:x="2cm" svg:y="2.5cm" draw:page-number="50" presentation:class="page"/>
          <draw:frame presentation:style-name="pr6" draw:text-style-name="P5" draw:layer="layout" svg:width="17cm" svg:height="14cm" svg:x="2cm" svg:y="13cm" presentation:class="notes" presentation:placeholder="true">
            <draw:text-box/>
          </draw:frame>
        </presentation:notes>
      </draw:page>
      <draw:page draw:name="page51" draw:style-name="dp1" draw:master-page-name="Vintage" presentation:presentation-page-layout-name="AL2T1">
        <draw:frame presentation:style-name="pr4" draw:layer="layout" svg:width="22.5cm" svg:height="3.067cm" svg:x="1.4cm" svg:y="0.8cm" presentation:class="title">
          <draw:text-box>
            <text:p>注意点</text:p>
          </draw:text-box>
        </draw:frame>
        <draw:frame presentation:style-name="pr5" draw:layer="layout" svg:width="25.2cm" svg:height="12.179cm" svg:x="1.4cm" svg:y="5.066cm" presentation:class="outline" presentation:user-transformed="true">
          <draw:text-box>
            <text:list text:style-name="L2">
              <text:list-item>
                <text:p>歴史の改ざんをするとリビジョンハッシュが変更される</text:p>
                <text:list>
                  <text:list-item>
                    <text:p>rebase -iだと歴史の改ざんをした以降すべて</text:p>
                  </text:list-item>
                </text:list>
              </text:list-item>
              <text:list-item>
                <text:p>すでにpush済みのものに歴史の改ざんをするとpushできなくなる</text:p>
                <text:list>
                  <text:list-item>
                    <text:p>push -fでできるけど、やったら混乱するのでオススメしない</text:p>
                  </text:list-item>
                  <text:list-item>
                    <text:p>けど、絶対にやってはいけないわけではない</text:p>
                  </text:list-item>
                </text:list>
              </text:list-item>
            </text:list>
          </draw:text-box>
        </draw:frame>
        <presentation:notes draw:style-name="dp2">
          <draw:page-thumbnail draw:style-name="gr1" draw:layer="layout" svg:width="17cm" svg:height="9.56cm" svg:x="2cm" svg:y="2.5cm" draw:page-number="51" presentation:class="page"/>
          <draw:frame presentation:style-name="pr6" draw:text-style-name="P5" draw:layer="layout" svg:width="17cm" svg:height="14cm" svg:x="2cm" svg:y="13cm" presentation:class="notes" presentation:placeholder="true">
            <draw:text-box/>
          </draw:frame>
        </presentation:notes>
      </draw:page>
      <draw:page draw:name="page52" draw:style-name="dp1" draw:master-page-name="Vintage" presentation:presentation-page-layout-name="AL2T1">
        <draw:frame presentation:style-name="pr4" draw:layer="layout" svg:width="22.5cm" svg:height="3.067cm" svg:x="1.4cm" svg:y="0.8cm" presentation:class="title">
          <draw:text-box>
            <text:p>歴史の改ざんができると...</text:p>
          </draw:text-box>
        </draw:frame>
        <draw:frame presentation:style-name="pr5" draw:layer="layout" svg:width="25.2cm" svg:height="12.179cm" svg:x="1.4cm" svg:y="5.066cm" presentation:class="outline">
          <draw:text-box>
            <text:list text:style-name="L2">
              <text:list-item>
                <text:p>Gitの歴史の改ざんが使えるようになると...</text:p>
                <text:list>
                  <text:list-item>
                    <text:p>スペルミスなどをなかったことにできる</text:p>
                  </text:list-item>
                  <text:list-item>
                    <text:p>適当にコミットしておいて後で整理できる</text:p>
                  </text:list-item>
                  <text:list-item>
                    <text:p>Etc...</text:p>
                  </text:list-item>
                </text:list>
              </text:list-item>
            </text:list>
          </draw:text-box>
        </draw:frame>
        <presentation:notes draw:style-name="dp2">
          <draw:page-thumbnail draw:style-name="gr1" draw:layer="layout" svg:width="17cm" svg:height="9.56cm" svg:x="2cm" svg:y="2.5cm" draw:page-number="52" presentation:class="page"/>
          <draw:frame presentation:style-name="pr6" draw:text-style-name="P1" draw:layer="layout" svg:width="17cm" svg:height="14cm" svg:x="2cm" svg:y="13cm" presentation:class="notes" presentation:placeholder="true">
            <draw:text-box/>
          </draw:frame>
        </presentation:notes>
      </draw:page>
      <draw:page draw:name="page53" draw:style-name="dp1" draw:master-page-name="Vintage" presentation:presentation-page-layout-name="AL2T1">
        <draw:frame presentation:style-name="pr1" draw:layer="layout" svg:width="22.5cm" svg:height="3.067cm" svg:x="1.4cm" svg:y="0.8cm" presentation:class="title">
          <draw:text-box>
            <text:p>まとめ</text:p>
          </draw:text-box>
        </draw:frame>
        <draw:frame presentation:style-name="pr5" draw:layer="layout" svg:width="25.2cm" svg:height="12.179cm" svg:x="1.4cm" svg:y="5.066cm" presentation:class="outline">
          <draw:text-box>
            <text:list text:style-name="L2">
              <text:list-item>
                <text:p>トピックブランチや歴史の改ざんを使ってみましょう!</text:p>
              </text:list-item>
              <text:list-item>
                <text:p>もう少し踏み込んでPull Request中心な開発をするといいことあるかも</text:p>
              </text:list-item>
            </text:list>
          </draw:text-box>
        </draw:frame>
        <presentation:notes draw:style-name="dp2">
          <draw:page-thumbnail draw:style-name="gr1" draw:layer="layout" svg:width="17cm" svg:height="9.56cm" svg:x="2cm" svg:y="2.5cm" draw:page-number="53" presentation:class="page"/>
          <draw:frame presentation:style-name="pr6" draw:text-style-name="P5" draw:layer="layout" svg:width="17cm" svg:height="14cm" svg:x="2cm" svg:y="13cm" presentation:class="notes" presentation:placeholder="true">
            <draw:text-box/>
          </draw:frame>
        </presentation:notes>
      </draw:page>
      <draw:page draw:name="page54" draw:style-name="dp1" draw:master-page-name="Vintage" presentation:presentation-page-layout-name="AL2T1">
        <draw:frame presentation:style-name="pr4" draw:layer="layout" svg:width="22.5cm" svg:height="3.067cm" svg:x="1.4cm" svg:y="0.8cm" presentation:class="title">
          <draw:text-box>
            <text:p>参考情報</text:p>
          </draw:text-box>
        </draw:frame>
        <draw:frame presentation:style-name="pr5" draw:layer="layout" svg:width="25.2cm" svg:height="12.179cm" svg:x="1.4cm" svg:y="5.066cm" presentation:class="outline">
          <draw:text-box>
            <text:list text:style-name="L2">
              <text:list-item>
                <text:p>サルでもわかる Git 入門</text:p>
                <text:list>
                  <text:list-item>
                    <text:p><text:a xlink:href="http://www.backlog.jp/git-guide/" xlink:type="simple">http://www.backlog.jp/git-guide/</text:a></text:p>
                  </text:list-item>
                  <text:list-item>
                    <text:p>絵で騙されるけど、結構ちゃんと書いてある!</text:p>
                  </text:list-item>
                </text:list>
              </text:list-item>
              <text:list-item>
                <text:p>ProGit</text:p>
                <text:list>
                  <text:list-item>
                    <text:p><text:a xlink:href="https://git-scm.com/book/ja/v1" xlink:type="simple">https://git-scm.com/book/ja/v1</text:a></text:p>
                  </text:list-item>
                  <text:list-item>
                    <text:p>Git の公式ドキュメントの翻訳</text:p>
                  </text:list-item>
                </text:list>
              </text:list-item>
            </text:list>
          </draw:text-box>
        </draw:frame>
        <presentation:notes draw:style-name="dp2">
          <draw:page-thumbnail draw:style-name="gr1" draw:layer="layout" svg:width="17cm" svg:height="9.56cm" svg:x="2cm" svg:y="2.5cm" draw:page-number="54" presentation:class="page"/>
          <draw:frame presentation:style-name="pr6" draw:text-style-name="P1" draw:layer="layout" svg:width="17cm" svg:height="14cm" svg:x="2cm" svg:y="13cm" presentation:class="notes" presentation:placeholder="true">
            <draw:text-box/>
          </draw:frame>
        </presentation:notes>
      </draw:page>
      <draw:page draw:name="page55" draw:style-name="dp1" draw:master-page-name="Vintage" presentation:presentation-page-layout-name="AL1T0">
        <draw:frame presentation:style-name="pr4" draw:layer="layout" svg:width="22.5cm" svg:height="3.067cm" svg:x="1.4cm" svg:y="0.8cm" presentation:class="title" presentation:placeholder="true">
          <draw:text-box/>
        </draw:frame>
        <draw:frame presentation:style-name="pr7" draw:text-style-name="P1" draw:layer="layout" svg:width="25.2cm" svg:height="12.179cm" svg:x="1.4cm" svg:y="5.066cm" presentation:class="subtitle">
          <draw:text-box>
            <text:p>ご清聴ありがとうございました!</text:p>
          </draw:text-box>
        </draw:frame>
        <presentation:notes draw:style-name="dp2">
          <draw:page-thumbnail draw:style-name="gr1" draw:layer="layout" svg:width="17cm" svg:height="9.56cm" svg:x="2cm" svg:y="2.5cm" draw:page-number="55" presentation:class="page"/>
          <draw:frame presentation:style-name="pr6"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kaoPGothic" style:font-size-asian="24pt" style:language-asian="ja" style:country-asian="JP" style:font-name-complex="TakaoPGothi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kaoPGothic" style:font-family-asian="TakaoPGothic" style:font-family-generic-asian="system" style:font-pitch-asian="variable" style:font-size-asian="18pt" style:font-style-asian="normal" style:font-weight-asian="normal" style:font-name-complex="TakaoPGothic" style:font-family-complex="TakaoPGothi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TakaoPGothic" style:font-family-asian="TakaoPGothic" style:font-family-generic-asian="system" style:font-pitch-asian="variable" style:font-size-asian="20pt" style:font-style-asian="normal" style:font-weight-asian="normal" style:font-name-complex="TakaoPGothic" style:font-family-complex="TakaoPGothi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TakaoPGothic" style:font-family-asian="TakaoPGothic" style:font-family-generic-asian="system" style:font-pitch-asian="variable" style:font-size-asian="44pt" style:font-style-asian="normal" style:font-weight-asian="normal" style:font-name-complex="TakaoPGothic" style:font-family-complex="TakaoPGothi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shrink-to-fit">
        <text:list-style style:name="Vint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665cm" fo:text-indent="0cm"/>
      <style:text-properties style:use-window-font-color="true" style:text-outline="false" style:text-line-through-style="none" style:text-line-through-type="none" style:font-name="Liberation Serif" fo:font-family="'Liberation Serif'" style:font-family-generic="roman" style:font-pitch="variable" fo:font-size="42.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53cm" fo:text-indent="0cm"/>
      <style:text-properties fo:font-size="37.4000015258789pt" style:font-size-asian="28pt" style:font-size-complex="28pt"/>
    </style:style>
    <style:style style:name="Vintage-outline3" style:family="presentation" style:parent-style-name="Vintage-outline2">
      <style:paragraph-properties fo:margin-left="0cm" fo:margin-right="0cm" fo:margin-top="0cm" fo:margin-bottom="0.397cm" fo:text-indent="0cm"/>
      <style:text-properties fo:font-size="32pt" style:font-size-asian="24pt" style:font-size-complex="24pt"/>
    </style:style>
    <style:style style:name="Vintage-outline4" style:family="presentation" style:parent-style-name="Vintage-outline3">
      <style:paragraph-properties fo:margin-left="0cm" fo:margin-right="0cm" fo:margin-top="0cm" fo:margin-bottom="0.264cm" fo:text-indent="0cm"/>
      <style:text-properties fo:font-size="26.7000007629395pt" style:font-size-asian="20pt" style:font-size-complex="20pt"/>
    </style:style>
    <style:style style:name="Vintage-outline5" style:family="presentation" style:parent-style-name="Vintage-outline4">
      <style:paragraph-properties fo:margin-left="0cm" fo:margin-right="0cm" fo:margin-top="0cm" fo:margin-bottom="0.13cm" fo:text-indent="0cm"/>
      <style:text-properties fo:font-size="26.7000007629395pt" style:font-size-asian="20pt" style:font-size-complex="20pt"/>
    </style:style>
    <style:style style:name="Vintage-outline6" style:family="presentation" style:parent-style-name="Vintage-outline5">
      <style:paragraph-properties fo:margin-left="0cm" fo:margin-right="0cm" fo:margin-top="0cm" fo:margin-bottom="0.13cm" fo:text-indent="0cm"/>
      <style:text-properties fo:font-size="26.7000007629395pt" style:font-size-asian="20pt" style:font-size-complex="20pt"/>
    </style:style>
    <style:style style:name="Vintage-outline7" style:family="presentation" style:parent-style-name="Vintage-outline6">
      <style:paragraph-properties fo:margin-left="0cm" fo:margin-right="0cm" fo:margin-top="0cm" fo:margin-bottom="0.13cm" fo:text-indent="0cm"/>
      <style:text-properties fo:font-size="26.7000007629395pt" style:font-size-asian="20pt" style:font-size-complex="20pt"/>
    </style:style>
    <style:style style:name="Vintage-outline8" style:family="presentation" style:parent-style-name="Vintage-outline7">
      <style:paragraph-properties fo:margin-left="0cm" fo:margin-right="0cm" fo:margin-top="0cm" fo:margin-bottom="0.13cm" fo:text-indent="0cm"/>
      <style:text-properties fo:font-size="26.7000007629395pt" style:font-size-asian="20pt" style:font-size-complex="20pt"/>
    </style:style>
    <style:style style:name="Vintage-outline9" style:family="presentation" style:parent-style-name="Vintage-outline8">
      <style:paragraph-properties fo:margin-left="0cm" fo:margin-right="0cm" fo:margin-top="0cm" fo:margin-bottom="0.13cm" fo:text-indent="0cm"/>
      <style:text-properties fo:font-size="26.7000007629395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erif" fo:font-family="'Liberation Serif'" style:font-family-generic="roman" style:font-pitch="variable" fo:font-size="58.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Vintage-backgroundobjects">
      <style:graphic-properties draw:stroke="none" draw:fill="none" draw:fill-color="#ffffff" draw:auto-grow-height="false" fo:min-height="1.449cm"/>
    </style:style>
    <style:style style:name="Mpr5" style:family="presentation" style:parent-style-name="Vintage-backgroundobjects">
      <style:graphic-properties draw:stroke="none" draw:fill="none" draw:fill-color="#ffffff" draw:auto-grow-height="false" fo:min-height="1.485cm"/>
    </style:style>
    <style:style style:name="Mpr6" style:family="presentation" style:parent-style-name="Vint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Vintage" style:page-layout-name="PM1" draw:style-name="Mdp1">
      <draw:frame draw:style-name="Mgr3" draw:text-style-name="MP7" draw:layer="backgroundobjects" svg:width="27.999cm" svg:height="20.988cm" svg:x="0cm" svg:y="0cm">
        <draw:image xlink:href="Pictures/100073ED00009698000054AB285A8DC6.svg" xlink:type="simple" xlink:show="embed" xlink:actuate="onLoad">
          <text:p/>
        </draw:image>
        <draw:image xlink:href="Pictures/10000201000003AF00000212747F7136.png" xlink:type="simple" xlink:show="embed" xlink:actuate="onLoad"/>
      </draw:frame>
      <draw:frame presentation:style-name="Vintage-title" draw:layer="backgroundobjects" svg:width="22.5cm" svg:height="3.067cm" svg:x="1.4cm" svg:y="0.8cm" presentation:class="title" presentation:placeholder="true">
        <draw:text-box/>
      </draw:frame>
      <draw:frame presentation:style-name="Vintage-outline1" draw:layer="backgroundobjects" svg:width="25.2cm" svg:height="12.179cm" svg:x="1.4cm" svg:y="5.066cm" presentation:class="outline" presentation:placeholder="true">
        <draw:text-box/>
      </draw:frame>
      <draw:frame presentation:style-name="Mpr4" draw:text-style-name="MP2" draw:layer="backgroundobjects" svg:width="6.523cm" svg:height="1.448cm" svg:x="1.4cm" svg:y="19.13cm" presentation:class="date-time">
        <draw:text-box>
          <text:p text:style-name="MP1"><text:span text:style-name="MT1"><presentation:date-time/></text:span></text:p>
        </draw:text-box>
      </draw:frame>
      <draw:frame presentation:style-name="Mpr4" draw:text-style-name="MP6" draw:layer="backgroundobjects" svg:width="8.875cm" svg:height="1.448cm" svg:x="9.576cm" svg:y="19.13cm" presentation:class="footer">
        <draw:text-box>
          <text:p text:style-name="MP5"><text:span text:style-name="MT1"><presentation:footer/></text:span></text:p>
        </draw:text-box>
      </draw:frame>
      <draw:frame presentation:style-name="Mpr4" draw:text-style-name="MP4" draw:layer="backgroundobjects" svg:width="6.523cm" svg:height="1.448cm" svg:x="20.076cm" svg:y="19.13cm" presentation:class="page-number">
        <draw:text-box>
          <text:p text:style-name="MP3"><text:span text:style-name="MT1"><text:page-number>&lt;番号&gt;</text:page-number></text:span></text:p>
        </draw:text-box>
      </draw:frame>
      <presentation:notes style:page-layout-name="PM0">
        <draw:page-thumbnail presentation:style-name="Vintage-title" draw:layer="backgroundobjects" svg:width="17cm" svg:height="9.56cm" svg:x="2cm" svg:y="2.5cm" presentation:class="page"/>
        <draw:frame presentation:style-name="Vintage-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23T21:14:10.864687044</meta:creation-date>
    <dc:date>2015-07-25T14:22:37.553384905</dc:date>
    <meta:editing-duration>PT5H12M19S</meta:editing-duration>
    <meta:editing-cycles>38</meta:editing-cycles>
    <meta:generator>LibreOffice/4.4.2.2$Linux_X86_64 LibreOffice_project/40m0$Build-2</meta:generator>
    <meta:document-statistic meta:object-count="395"/>
  </office:meta>
</office:document-meta>
</file>